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7.969cm"/>
    </style:style>
    <style:style style:name="co6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8">
      <style:text-properties style:font-name="Arial"/>
    </style:style>
    <style:style style:name="ce5" style:family="table-cell" style:parent-style-name="Default" style:data-style-name="N110">
      <style:text-properties style:font-name="Arial"/>
    </style:style>
    <style:style style:name="ce6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number-columns-repeated="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urchgang</text:p>
          </table:table-cell>
          <table:table-cell table:style-name="ce3" office:value-type="string">
            <text:p>Height </text:p>
          </table:table-cell>
          <table:table-cell table:style-name="ce3" office:value-type="string">
            <text:p>Width</text:p>
          </table:table-cell>
          <table:table-cell table:style-name="ce2" office:value-type="string">
            <text:p>h/w</text:p>
          </table:table-cell>
          <table:table-cell table:style-name="ce2" office:value-type="string">
            <text:p>h*w</text:p>
          </table:table-cell>
          <table:table-cell office:value-type="string">
            <text:p>Loss</text:p>
          </table:table-cell>
          <table:table-cell office:value-type="string">
            <text:p>Acc</text:p>
          </table:table-cell>
          <table:table-cell office:value-type="string">
            <text:p>val_loss</text:p>
          </table:table-cell>
          <table:table-cell office:value-type="string">
            <text:p>val_acc</text:p>
          </table:table-cell>
          <table:table-cell table:style-name="ce2" office:value-type="string">
            <text:p>Ergebnis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number-columns-repeated="4"/>
          <table:table-cell table:style-name="ce7"/>
          <table:table-cell office:value-type="string">
            <text:p>Durchschnitt Loss</text:p>
          </table:table-cell>
          <table:table-cell office:value-type="string">
            <text:p>Durchschnitt Acc</text:p>
          </table:table-cell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]/[.C4]" office:value-type="float" office:value="2.06666666666667">
            <text:p>2,07</text:p>
          </table:table-cell>
          <table:table-cell table:style-name="ce2" table:formula="of:=[.B4]*[.C4]" office:value-type="float" office:value="7440">
            <text:p>7440</text:p>
          </table:table-cell>
          <table:table-cell office:value-type="float" office:value="0.0253653168285382">
            <text:p>0,025365316828538200</text:p>
          </table:table-cell>
          <table:table-cell office:value-type="float" office:value="0.992083340883255">
            <text:p>0,992083340883255000</text:p>
          </table:table-cell>
          <table:table-cell office:value-type="float" office:value="0.0365">
            <text:p>0,0365</text:p>
          </table:table-cell>
          <table:table-cell office:value-type="float" office:value="0.9894">
            <text:p>0,9894</text:p>
          </table:table-cell>
          <table:table-cell table:style-name="ce7" office:value-type="string">
            <text:p>[0,0253653168285382, 0,992083340883255] </text:p>
          </table:table-cell>
          <table:table-cell table:style-name="ce4" table:formula="of:=SUM([.H4:.H33])/30" office:value-type="float" office:value="0.0354633333333333">
            <text:p>0,035463333333333300</text:p>
          </table:table-cell>
          <table:table-cell table:style-name="ce4" table:formula="of:=SUM([.I4:.I33])/30" office:value-type="float" office:value="0.990743333333333">
            <text:p>0,990743333333333000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]/[.C5]" office:value-type="float" office:value="2.06666666666667">
            <text:p>2,07</text:p>
          </table:table-cell>
          <table:table-cell table:style-name="ce2" table:formula="of:=[.B5]*[.C5]" office:value-type="float" office:value="7440">
            <text:p>7440</text:p>
          </table:table-cell>
          <table:table-cell office:value-type="float" office:value="0.0158164964464959">
            <text:p>0,015816496446495900</text:p>
          </table:table-cell>
          <table:table-cell office:value-type="float" office:value="0.995000001788139">
            <text:p>0,995000001788139000</text:p>
          </table:table-cell>
          <table:table-cell office:value-type="float" office:value="0.0279">
            <text:p>0,0279</text:p>
          </table:table-cell>
          <table:table-cell office:value-type="float" office:value="0.9951">
            <text:p>0,9951</text:p>
          </table:table-cell>
          <table:table-cell table:style-name="ce2" office:value-type="string">
            <text:p>[0,015816496446495874, 0,9950000017881393]</text:p>
          </table:table-cell>
          <table:table-cell office:value-type="string">
            <text:p>Min</text:p>
          </table:table-cell>
          <table:table-cell table:style-name="ce5" table:formula="of:=MIN([.I4:.I33])" office:value-type="float" office:value="0.9852">
            <text:p>0,9852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6]/[.C6]" office:value-type="float" office:value="2.06666666666667">
            <text:p>2,07</text:p>
          </table:table-cell>
          <table:table-cell table:style-name="ce2" table:formula="of:=[.B6]*[.C6]" office:value-type="float" office:value="7440">
            <text:p>7440</text:p>
          </table:table-cell>
          <table:table-cell office:value-type="float" office:value="0.0110959606710821">
            <text:p>0,011095960671082100</text:p>
          </table:table-cell>
          <table:table-cell office:value-type="float" office:value="0.997916668653488">
            <text:p>0,997916668653488000</text:p>
          </table:table-cell>
          <table:table-cell office:value-type="float" office:value="0.0261">
            <text:p>0,0261</text:p>
          </table:table-cell>
          <table:table-cell office:value-type="float" office:value="0.9921">
            <text:p>0,9921</text:p>
          </table:table-cell>
          <table:table-cell table:style-name="ce2" office:value-type="string">
            <text:p>[0,01109596067108214, 0,9979166686534882]</text:p>
          </table:table-cell>
          <table:table-cell table:style-name="Default" office:value-type="string">
            <text:p>Q1</text:p>
          </table:table-cell>
          <table:table-cell table:style-name="ce5" table:formula="of:=QUARTILE([.I4:.I33]; 1)" office:value-type="float" office:value="0.98845">
            <text:p>0,9885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7]/[.C7]" office:value-type="float" office:value="2.06666666666667">
            <text:p>2,07</text:p>
          </table:table-cell>
          <table:table-cell table:style-name="ce2" table:formula="of:=[.B7]*[.C7]" office:value-type="float" office:value="7440">
            <text:p>7440</text:p>
          </table:table-cell>
          <table:table-cell office:value-type="float" office:value="0.0327461461361963">
            <text:p>0,032746146136196300</text:p>
          </table:table-cell>
          <table:table-cell office:value-type="float" office:value="0.988333335518837">
            <text:p>0,988333335518837000</text:p>
          </table:table-cell>
          <table:table-cell office:value-type="float" office:value="0.0264">
            <text:p>0,0264</text:p>
          </table:table-cell>
          <table:table-cell office:value-type="float" office:value="0.9854">
            <text:p>0,9854</text:p>
          </table:table-cell>
          <table:table-cell table:style-name="ce2" office:value-type="string">
            <text:p>[0,03274614613619633, 0,988333335518837]</text:p>
          </table:table-cell>
          <table:table-cell office:value-type="string">
            <text:p>Median</text:p>
          </table:table-cell>
          <table:table-cell table:style-name="ce5" table:formula="of:=MEDIAN([.I4:.I33])" office:value-type="float" office:value="0.99085">
            <text:p>0,9909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8]/[.C8]" office:value-type="float" office:value="2.06666666666667">
            <text:p>2,07</text:p>
          </table:table-cell>
          <table:table-cell table:style-name="ce2" table:formula="of:=[.B8]*[.C8]" office:value-type="float" office:value="7440">
            <text:p>7440</text:p>
          </table:table-cell>
          <table:table-cell office:value-type="float" office:value="0.041545362060424">
            <text:p>0,041545362060424000</text:p>
          </table:table-cell>
          <table:table-cell office:value-type="float" office:value="0.990000006556511">
            <text:p>0,990000006556511000</text:p>
          </table:table-cell>
          <table:table-cell office:value-type="float" office:value="0.0401">
            <text:p>0,0401</text:p>
          </table:table-cell>
          <table:table-cell office:value-type="float" office:value="0.9952">
            <text:p>0,9952</text:p>
          </table:table-cell>
          <table:table-cell table:style-name="ce2" office:value-type="string">
            <text:p>[0,04154536206042394, 0,9900000065565109]</text:p>
          </table:table-cell>
          <table:table-cell office:value-type="string">
            <text:p>Q3</text:p>
          </table:table-cell>
          <table:table-cell table:style-name="ce5" table:formula="of:=QUARTILE([.I4:.I33]; 3)" office:value-type="float" office:value="0.993375">
            <text:p>0,9934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9]/[.C9]" office:value-type="float" office:value="2.06666666666667">
            <text:p>2,07</text:p>
          </table:table-cell>
          <table:table-cell table:style-name="ce2" table:formula="of:=[.B9]*[.C9]" office:value-type="float" office:value="7440">
            <text:p>7440</text:p>
          </table:table-cell>
          <table:table-cell office:value-type="float" office:value="0.041545362060424">
            <text:p>0,041545362060424000</text:p>
          </table:table-cell>
          <table:table-cell office:value-type="float" office:value="0.990000006556511">
            <text:p>0,990000006556511000</text:p>
          </table:table-cell>
          <table:table-cell office:value-type="float" office:value="0.0271">
            <text:p>0,0271</text:p>
          </table:table-cell>
          <table:table-cell office:value-type="float" office:value="0.9943">
            <text:p>0,9943</text:p>
          </table:table-cell>
          <table:table-cell table:style-name="ce2" office:value-type="string">
            <text:p>[0,04154536206042394, 0,9900000065565109]</text:p>
          </table:table-cell>
          <table:table-cell office:value-type="string">
            <text:p>Maximum</text:p>
          </table:table-cell>
          <table:table-cell table:style-name="ce5" table:formula="of:=MAX([.I4:.I33])" office:value-type="float" office:value="0.9961">
            <text:p>0,9961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0]/[.C10]" office:value-type="float" office:value="2.06666666666667">
            <text:p>2,07</text:p>
          </table:table-cell>
          <table:table-cell table:style-name="ce2" table:formula="of:=[.B10]*[.C10]" office:value-type="float" office:value="7440">
            <text:p>7440</text:p>
          </table:table-cell>
          <table:table-cell office:value-type="float" office:value="0.0208455528629202">
            <text:p>0,020845552862920200</text:p>
          </table:table-cell>
          <table:table-cell office:value-type="float" office:value="0.995416671037674">
            <text:p>0,995416671037674000</text:p>
          </table:table-cell>
          <table:table-cell office:value-type="float" office:value="0.0504">
            <text:p>0,0504</text:p>
          </table:table-cell>
          <table:table-cell office:value-type="float" office:value="0.9852">
            <text:p>0,9852</text:p>
          </table:table-cell>
          <table:table-cell table:style-name="ce2" office:value-type="string">
            <text:p>[0,02084555286292016, 0,995416671037674]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1]/[.C11]" office:value-type="float" office:value="2.06666666666667">
            <text:p>2,07</text:p>
          </table:table-cell>
          <table:table-cell table:style-name="ce2" table:formula="of:=[.B11]*[.C11]" office:value-type="float" office:value="7440">
            <text:p>7440</text:p>
          </table:table-cell>
          <table:table-cell office:value-type="float" office:value="0.0555491857667221">
            <text:p>0,055549185766722100</text:p>
          </table:table-cell>
          <table:table-cell office:value-type="float" office:value="0.983333343267441">
            <text:p>0,983333343267441000</text:p>
          </table:table-cell>
          <table:table-cell office:value-type="float" office:value="0.0234">
            <text:p>0,0234</text:p>
          </table:table-cell>
          <table:table-cell office:value-type="float" office:value="0.9961">
            <text:p>0,9961</text:p>
          </table:table-cell>
          <table:table-cell table:style-name="ce2" office:value-type="string">
            <text:p>[0,055549185766722076, 0,9833333432674408]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2]/[.C12]" office:value-type="float" office:value="2.06666666666667">
            <text:p>2,07</text:p>
          </table:table-cell>
          <table:table-cell table:style-name="ce2" table:formula="of:=[.B12]*[.C12]" office:value-type="float" office:value="7440">
            <text:p>7440</text:p>
          </table:table-cell>
          <table:table-cell office:value-type="float" office:value="0.0295181413253886">
            <text:p>0,029518141325388600</text:p>
          </table:table-cell>
          <table:table-cell office:value-type="float" office:value="0.991666674613952">
            <text:p>0,991666674613952000</text:p>
          </table:table-cell>
          <table:table-cell office:value-type="float" office:value="0.0554">
            <text:p>0,0554</text:p>
          </table:table-cell>
          <table:table-cell office:value-type="float" office:value="0.987">
            <text:p>0,9870</text:p>
          </table:table-cell>
          <table:table-cell table:style-name="ce2" office:value-type="string">
            <text:p>[0,029518141325388568, 0,9916666746139526]</text:p>
          </table:table-cell>
          <table:table-cell office:value-type="string">
            <text:p>Min</text:p>
          </table:table-cell>
          <table:table-cell table:style-name="ce5" table:formula="of:=[.L5]" office:value-type="float" office:value="0.9852">
            <text:p>0,9852</text:p>
          </table:table-cell>
          <table:table-cell>
            <draw:frame table:end-cell-address="Sheet1.T32" table:end-x="0.293cm" table:end-y="0.067cm" draw:z-index="0" draw:style-name="gr1" draw:text-style-name="P1" svg:width="15.999cm" svg:height="8.999cm" svg:x="0.101cm" svg:y="0.1cm">
              <draw:object draw:notify-on-update-of-ranges="Sheet1.L12:Sheet1.L12 Sheet1.L13:Sheet1.L13 Sheet1.L13:Sheet1.L13 Sheet1.L14:Sheet1.L14 Sheet1.L15:Sheet1.L15 Sheet1.L16:Sheet1.L16 Sheet1.L16:Sheet1.L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3]/[.C13]" office:value-type="float" office:value="2.06666666666667">
            <text:p>2,07</text:p>
          </table:table-cell>
          <table:table-cell table:style-name="ce2" table:formula="of:=[.B13]*[.C13]" office:value-type="float" office:value="7440">
            <text:p>7440</text:p>
          </table:table-cell>
          <table:table-cell office:value-type="float" office:value="0.0192124991270248">
            <text:p>0,019212499127024800</text:p>
          </table:table-cell>
          <table:table-cell office:value-type="float" office:value="0.992500007152557">
            <text:p>0,992500007152557000</text:p>
          </table:table-cell>
          <table:table-cell office:value-type="float" office:value="0.0348">
            <text:p>0,0348</text:p>
          </table:table-cell>
          <table:table-cell office:value-type="float" office:value="0.9889">
            <text:p>0,9889</text:p>
          </table:table-cell>
          <table:table-cell table:style-name="ce2" office:value-type="string">
            <text:p>[0,019212499127024784, 0,9925000071525574]</text:p>
          </table:table-cell>
          <table:table-cell office:value-type="string">
            <text:p>Q1-Min</text:p>
          </table:table-cell>
          <table:table-cell table:style-name="ce5" table:formula="of:=[.L6]-[.L5]" office:value-type="float" office:value="0.00324999999999998">
            <text:p>0,0032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4]/[.C14]" office:value-type="float" office:value="2.06666666666667">
            <text:p>2,07</text:p>
          </table:table-cell>
          <table:table-cell table:style-name="ce2" table:formula="of:=[.B14]*[.C14]" office:value-type="float" office:value="7440">
            <text:p>7440</text:p>
          </table:table-cell>
          <table:table-cell office:value-type="float" office:value="0.0502055850039739">
            <text:p>0,050205585003973900</text:p>
          </table:table-cell>
          <table:table-cell office:value-type="float" office:value="0.986439528793832">
            <text:p>0,986439528793832000</text:p>
          </table:table-cell>
          <table:table-cell office:value-type="float" office:value="0.0448">
            <text:p>0,0448</text:p>
          </table:table-cell>
          <table:table-cell office:value-type="float" office:value="0.989">
            <text:p>0,9890</text:p>
          </table:table-cell>
          <table:table-cell office:value-type="string">
            <text:p>[0,050205585003973915, 0,9864395287938316]</text:p>
          </table:table-cell>
          <table:table-cell office:value-type="string">
            <text:p>Med-Q1</text:p>
          </table:table-cell>
          <table:table-cell table:style-name="ce5" table:formula="of:=[.L7]-[.L6]" office:value-type="float" office:value="0.00239999999999996">
            <text:p>0,0024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5]/[.C15]" office:value-type="float" office:value="2.06666666666667">
            <text:p>2,07</text:p>
          </table:table-cell>
          <table:table-cell table:style-name="ce2" table:formula="of:=[.B15]*[.C15]" office:value-type="float" office:value="7440">
            <text:p>7440</text:p>
          </table:table-cell>
          <table:table-cell office:value-type="float" office:value="0.0631370940758156">
            <text:p>0,063137094075815600</text:p>
          </table:table-cell>
          <table:table-cell office:value-type="float" office:value="0.985676752267141">
            <text:p>0,985676752267141000</text:p>
          </table:table-cell>
          <table:table-cell office:value-type="float" office:value="0.0357">
            <text:p>0,0357</text:p>
          </table:table-cell>
          <table:table-cell office:value-type="float" office:value="0.9896">
            <text:p>0,9896</text:p>
          </table:table-cell>
          <table:table-cell office:value-type="string">
            <text:p>[0,06313709407581561, 0,9856767522671412]</text:p>
          </table:table-cell>
          <table:table-cell office:value-type="string">
            <text:p>Q3-Med</text:p>
          </table:table-cell>
          <table:table-cell table:style-name="ce5" table:formula="of:=[.L8]-[.L7]" office:value-type="float" office:value="0.002525">
            <text:p>0,0025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6]/[.C16]" office:value-type="float" office:value="2.06666666666667">
            <text:p>2,07</text:p>
          </table:table-cell>
          <table:table-cell table:style-name="ce2" table:formula="of:=[.B16]*[.C16]" office:value-type="float" office:value="7440">
            <text:p>7440</text:p>
          </table:table-cell>
          <table:table-cell office:value-type="float" office:value="0.0170731453617492">
            <text:p>0,017073145361749200</text:p>
          </table:table-cell>
          <table:table-cell office:value-type="float" office:value="0.996270870412747">
            <text:p>0,996270870412747000</text:p>
          </table:table-cell>
          <table:table-cell office:value-type="float" office:value="0.0499">
            <text:p>0,0499</text:p>
          </table:table-cell>
          <table:table-cell office:value-type="float" office:value="0.9899">
            <text:p>0,9899</text:p>
          </table:table-cell>
          <table:table-cell office:value-type="string">
            <text:p>[0,017073145361749243, 0,9962708704127469]</text:p>
          </table:table-cell>
          <table:table-cell office:value-type="string">
            <text:p>Max-Q3</text:p>
          </table:table-cell>
          <table:table-cell table:style-name="ce5" table:formula="of:=[.L9]-[.L8]" office:value-type="float" office:value="0.00272500000000009">
            <text:p>0,0027</text:p>
          </table:table-cell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7]/[.C17]" office:value-type="float" office:value="2.06666666666667">
            <text:p>2,07</text:p>
          </table:table-cell>
          <table:table-cell table:style-name="ce2" table:formula="of:=[.B17]*[.C17]" office:value-type="float" office:value="7440">
            <text:p>7440</text:p>
          </table:table-cell>
          <table:table-cell office:value-type="float" office:value="0.02324568526448">
            <text:p>0,023245685264480000</text:p>
          </table:table-cell>
          <table:table-cell office:value-type="float" office:value="0.994660564454615">
            <text:p>0,994660564454615000</text:p>
          </table:table-cell>
          <table:table-cell office:value-type="float" office:value="0.0225">
            <text:p>0,0225</text:p>
          </table:table-cell>
          <table:table-cell office:value-type="float" office:value="0.9941">
            <text:p>0,9941</text:p>
          </table:table-cell>
          <table:table-cell office:value-type="string">
            <text:p>[0,023245685264479964, 0,9946605644546148]</text:p>
          </table:table-cell>
          <table:table-cell table:number-columns-repeated="101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8]/[.C18]" office:value-type="float" office:value="2.06666666666667">
            <text:p>2,07</text:p>
          </table:table-cell>
          <table:table-cell table:style-name="ce2" table:formula="of:=[.B18]*[.C18]" office:value-type="float" office:value="7440">
            <text:p>7440</text:p>
          </table:table-cell>
          <table:table-cell office:value-type="float" office:value="0.0526728660195967">
            <text:p>0,052672866019596700</text:p>
          </table:table-cell>
          <table:table-cell office:value-type="float" office:value="0.980422069666921">
            <text:p>0,980422069666921000</text:p>
          </table:table-cell>
          <table:table-cell office:value-type="float" office:value="0.0444">
            <text:p>0,0444</text:p>
          </table:table-cell>
          <table:table-cell office:value-type="float" office:value="0.986">
            <text:p>0,9860</text:p>
          </table:table-cell>
          <table:table-cell office:value-type="string">
            <text:p>[0,05267286601959674, 0,9804220696669209]</text:p>
          </table:table-cell>
          <table:table-cell table:number-columns-repeated="101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19]/[.C19]" office:value-type="float" office:value="2.06666666666667">
            <text:p>2,07</text:p>
          </table:table-cell>
          <table:table-cell table:style-name="ce2" table:formula="of:=[.B19]*[.C19]" office:value-type="float" office:value="7440">
            <text:p>7440</text:p>
          </table:table-cell>
          <table:table-cell office:value-type="float" office:value="0.0385745951606851">
            <text:p>0,038574595160685100</text:p>
          </table:table-cell>
          <table:table-cell office:value-type="float" office:value="0.988727858293076">
            <text:p>0,988727858293076000</text:p>
          </table:table-cell>
          <table:table-cell office:value-type="float" office:value="0.0223">
            <text:p>0,0223</text:p>
          </table:table-cell>
          <table:table-cell office:value-type="float" office:value="0.9926">
            <text:p>0,9926</text:p>
          </table:table-cell>
          <table:table-cell office:value-type="string">
            <text:p>[0,03857459516068509, 0,9887278582930756]</text:p>
          </table:table-cell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0]/[.C20]" office:value-type="float" office:value="2.06666666666667">
            <text:p>2,07</text:p>
          </table:table-cell>
          <table:table-cell table:style-name="ce2" table:formula="of:=[.B20]*[.C20]" office:value-type="float" office:value="7440">
            <text:p>7440</text:p>
          </table:table-cell>
          <table:table-cell office:value-type="float" office:value="0.0152221420286373">
            <text:p>0,015222142028637300</text:p>
          </table:table-cell>
          <table:table-cell office:value-type="float" office:value="0.996525129248241">
            <text:p>0,996525129248241000</text:p>
          </table:table-cell>
          <table:table-cell office:value-type="float" office:value="0.0224">
            <text:p>0,0224</text:p>
          </table:table-cell>
          <table:table-cell office:value-type="float" office:value="0.9946">
            <text:p>0,9946</text:p>
          </table:table-cell>
          <table:table-cell office:value-type="string">
            <text:p>[0,015222142028637262, 0,9965251292482413]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1]/[.C21]" office:value-type="float" office:value="2.06666666666667">
            <text:p>2,07</text:p>
          </table:table-cell>
          <table:table-cell table:style-name="ce2" table:formula="of:=[.B21]*[.C21]" office:value-type="float" office:value="7440">
            <text:p>7440</text:p>
          </table:table-cell>
          <table:table-cell office:value-type="float" office:value="0.0234907286148266">
            <text:p>0,0234907286148266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462">
            <text:p>0,0462</text:p>
          </table:table-cell>
          <table:table-cell office:value-type="float" office:value="0.9867">
            <text:p>0,9867</text:p>
          </table:table-cell>
          <table:table-cell office:value-type="string">
            <text:p>[0,023490728614826623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2]/[.C22]" office:value-type="float" office:value="2.06666666666667">
            <text:p>2,07</text:p>
          </table:table-cell>
          <table:table-cell table:style-name="ce2" table:formula="of:=[.B22]*[.C22]" office:value-type="float" office:value="7440">
            <text:p>7440</text:p>
          </table:table-cell>
          <table:table-cell office:value-type="float" office:value="0.0270587047419506">
            <text:p>0,0270587047419506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252">
            <text:p>0,0252</text:p>
          </table:table-cell>
          <table:table-cell office:value-type="float" office:value="0.9927">
            <text:p>0,9927</text:p>
          </table:table-cell>
          <table:table-cell office:value-type="string">
            <text:p>[0,027058704741950563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3]/[.C23]" office:value-type="float" office:value="2.06666666666667">
            <text:p>2,07</text:p>
          </table:table-cell>
          <table:table-cell table:style-name="ce2" table:formula="of:=[.B23]*[.C23]" office:value-type="float" office:value="7440">
            <text:p>7440</text:p>
          </table:table-cell>
          <table:table-cell office:value-type="float" office:value="0.00998235725894326">
            <text:p>0,009982357258943260</text:p>
          </table:table-cell>
          <table:table-cell office:value-type="float" office:value="0.99737265869989">
            <text:p>0,997372658699890000</text:p>
          </table:table-cell>
          <table:table-cell office:value-type="float" office:value="0.0225">
            <text:p>0,0225</text:p>
          </table:table-cell>
          <table:table-cell office:value-type="float" office:value="0.9943">
            <text:p>0,9943</text:p>
          </table:table-cell>
          <table:table-cell office:value-type="string">
            <text:p>[0,00998235725894326, 0,9973726586998898]</text:p>
          </table:table-cell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4]/[.C24]" office:value-type="float" office:value="2.06666666666667">
            <text:p>2,07</text:p>
          </table:table-cell>
          <table:table-cell table:style-name="ce2" table:formula="of:=[.B24]*[.C24]" office:value-type="float" office:value="7440">
            <text:p>7440</text:p>
          </table:table-cell>
          <table:table-cell office:value-type="float" office:value="0.0284082023830629">
            <text:p>0,028408202383062900</text:p>
          </table:table-cell>
          <table:table-cell office:value-type="float" office:value="0.990677176031867">
            <text:p>0,990677176031867000</text:p>
          </table:table-cell>
          <table:table-cell office:value-type="float" office:value="0.0271">
            <text:p>0,0271</text:p>
          </table:table-cell>
          <table:table-cell office:value-type="float" office:value="0.9922">
            <text:p>0,9922</text:p>
          </table:table-cell>
          <table:table-cell office:value-type="string">
            <text:p>[0,028408202383062926, 0,9906771760318671]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5]/[.C25]" office:value-type="float" office:value="2.06666666666667">
            <text:p>2,07</text:p>
          </table:table-cell>
          <table:table-cell table:style-name="ce2" table:formula="of:=[.B25]*[.C25]" office:value-type="float" office:value="7440">
            <text:p>7440</text:p>
          </table:table-cell>
          <table:table-cell office:value-type="float" office:value="0.0148059873391315">
            <text:p>0,0148059873391315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437">
            <text:p>0,0437</text:p>
          </table:table-cell>
          <table:table-cell office:value-type="float" office:value="0.9909">
            <text:p>0,9909</text:p>
          </table:table-cell>
          <table:table-cell office:value-type="string">
            <text:p>[0,014805987339131505, 0,9958471056869226]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6]/[.C26]" office:value-type="float" office:value="2.06666666666667">
            <text:p>2,07</text:p>
          </table:table-cell>
          <table:table-cell table:style-name="ce2" table:formula="of:=[.B26]*[.C26]" office:value-type="float" office:value="7440">
            <text:p>7440</text:p>
          </table:table-cell>
          <table:table-cell office:value-type="float" office:value="0.0284678506860605">
            <text:p>0,028467850686060500</text:p>
          </table:table-cell>
          <table:table-cell office:value-type="float" office:value="0.991016187812526">
            <text:p>0,991016187812526000</text:p>
          </table:table-cell>
          <table:table-cell office:value-type="float" office:value="0.0314">
            <text:p>0,0314</text:p>
          </table:table-cell>
          <table:table-cell office:value-type="float" office:value="0.9906">
            <text:p>0,9906</text:p>
          </table:table-cell>
          <table:table-cell office:value-type="string">
            <text:p>[0,028467850686060503, 0,9910161878125265]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7]/[.C27]" office:value-type="float" office:value="2.06666666666667">
            <text:p>2,07</text:p>
          </table:table-cell>
          <table:table-cell table:style-name="ce2" table:formula="of:=[.B27]*[.C27]" office:value-type="float" office:value="7440">
            <text:p>7440</text:p>
          </table:table-cell>
          <table:table-cell office:value-type="float" office:value="0.0276413414820224">
            <text:p>0,027641341482022400</text:p>
          </table:table-cell>
          <table:table-cell office:value-type="float" office:value="0.993304517352184">
            <text:p>0,993304517352184000</text:p>
          </table:table-cell>
          <table:table-cell office:value-type="float" office:value="0.058">
            <text:p>0,0580</text:p>
          </table:table-cell>
          <table:table-cell office:value-type="float" office:value="0.9864">
            <text:p>0,9864</text:p>
          </table:table-cell>
          <table:table-cell office:value-type="string">
            <text:p>[0,027641341482022422, 0,993304517352184]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8]/[.C28]" office:value-type="float" office:value="2.06666666666667">
            <text:p>2,07</text:p>
          </table:table-cell>
          <table:table-cell table:style-name="ce2" table:formula="of:=[.B28]*[.C28]" office:value-type="float" office:value="7440">
            <text:p>7440</text:p>
          </table:table-cell>
          <table:table-cell office:value-type="float" office:value="0.0162613908057012">
            <text:p>0,0162613908057012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266">
            <text:p>0,0266</text:p>
          </table:table-cell>
          <table:table-cell office:value-type="float" office:value="0.992">
            <text:p>0,9920</text:p>
          </table:table-cell>
          <table:table-cell office:value-type="string">
            <text:p>[0,016261390805701187, 0,9958471056869226]</text:p>
          </table:table-cell>
          <table:table-cell table:number-columns-repeated="101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29]/[.C29]" office:value-type="float" office:value="2.06666666666667">
            <text:p>2,07</text:p>
          </table:table-cell>
          <table:table-cell table:style-name="ce2" table:formula="of:=[.B29]*[.C29]" office:value-type="float" office:value="7440">
            <text:p>7440</text:p>
          </table:table-cell>
          <table:table-cell office:value-type="float" office:value="0.0985075436322222">
            <text:p>0,098507543632222200</text:p>
          </table:table-cell>
          <table:table-cell office:value-type="float" office:value="0.959318586341081">
            <text:p>0,959318586341081000</text:p>
          </table:table-cell>
          <table:table-cell office:value-type="float" office:value="0.0601">
            <text:p>0,0601</text:p>
          </table:table-cell>
          <table:table-cell office:value-type="float" office:value="0.9883">
            <text:p>0,9883</text:p>
          </table:table-cell>
          <table:table-cell office:value-type="string">
            <text:p>[0,09850754363222217, 0,9593185863410814]</text:p>
          </table:table-cell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0]/[.C30]" office:value-type="float" office:value="2.06666666666667">
            <text:p>2,07</text:p>
          </table:table-cell>
          <table:table-cell table:style-name="ce2" table:formula="of:=[.B30]*[.C30]" office:value-type="float" office:value="7440">
            <text:p>7440</text:p>
          </table:table-cell>
          <table:table-cell office:value-type="float" office:value="0.125688984962412">
            <text:p>0,125688984962412000</text:p>
          </table:table-cell>
          <table:table-cell office:value-type="float" office:value="0.97533689295703">
            <text:p>0,975336892957030000</text:p>
          </table:table-cell>
          <table:table-cell office:value-type="float" office:value="0.0474">
            <text:p>0,0474</text:p>
          </table:table-cell>
          <table:table-cell office:value-type="float" office:value="0.9873">
            <text:p>0,9873</text:p>
          </table:table-cell>
          <table:table-cell office:value-type="string">
            <text:p>[0,1256889849624122, 0,9753368929570303]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1]/[.C31]" office:value-type="float" office:value="2.06666666666667">
            <text:p>2,07</text:p>
          </table:table-cell>
          <table:table-cell table:style-name="ce2" table:formula="of:=[.B31]*[.C31]" office:value-type="float" office:value="7440">
            <text:p>7440</text:p>
          </table:table-cell>
          <table:table-cell office:value-type="float" office:value="0.0298391294745593">
            <text:p>0,029839129474559300</text:p>
          </table:table-cell>
          <table:table-cell office:value-type="float" office:value="0.991863717284382">
            <text:p>0,991863717284382000</text:p>
          </table:table-cell>
          <table:table-cell office:value-type="float" office:value="0.0203">
            <text:p>0,0203</text:p>
          </table:table-cell>
          <table:table-cell office:value-type="float" office:value="0.9936">
            <text:p>0,9936</text:p>
          </table:table-cell>
          <table:table-cell office:value-type="string">
            <text:p>[0,029839129474559307, 0,9918637172843816]</text:p>
          </table:table-cell>
          <table:table-cell table:number-columns-repeated="1014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2]/[.C32]" office:value-type="float" office:value="2.06666666666667">
            <text:p>2,07</text:p>
          </table:table-cell>
          <table:table-cell table:style-name="ce2" table:formula="of:=[.B32]*[.C32]" office:value-type="float" office:value="7440">
            <text:p>7440</text:p>
          </table:table-cell>
          <table:table-cell office:value-type="float" office:value="0.0370851480825524">
            <text:p>0,037085148082552400</text:p>
          </table:table-cell>
          <table:table-cell office:value-type="float" office:value="0.988388846512416">
            <text:p>0,988388846512416000</text:p>
          </table:table-cell>
          <table:table-cell office:value-type="float" office:value="0.0334">
            <text:p>0,0334</text:p>
          </table:table-cell>
          <table:table-cell office:value-type="float" office:value="0.9908">
            <text:p>0,9908</text:p>
          </table:table-cell>
          <table:table-cell office:value-type="string">
            <text:p>[0,037085148082552435, 0,9883888465124163]</text:p>
          </table:table-cell>
          <table:table-cell table:number-columns-repeated="101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3]/[.C33]" office:value-type="float" office:value="2.06666666666667">
            <text:p>2,07</text:p>
          </table:table-cell>
          <table:table-cell table:style-name="ce2" table:formula="of:=[.B33]*[.C33]" office:value-type="float" office:value="7440">
            <text:p>7440</text:p>
          </table:table-cell>
          <table:table-cell office:value-type="float" office:value="0.0464325512666879">
            <text:p>0,046432551266687900</text:p>
          </table:table-cell>
          <table:table-cell office:value-type="float" office:value="0.988304093587458">
            <text:p>0,988304093587458000</text:p>
          </table:table-cell>
          <table:table-cell office:value-type="float" office:value="0.0319">
            <text:p>0,0319</text:p>
          </table:table-cell>
          <table:table-cell table:style-name="ce6" office:value-type="float" office:value="0.992">
            <text:p>0,9920</text:p>
          </table:table-cell>
          <table:table-cell office:value-type="string">
            <text:p>[0,04643255126668788, 0,9883040935874582]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1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4"/>
          <table:table-cell/>
          <table:table-cell office:value-type="string">
            <text:p>Durchschnitt Loss</text:p>
          </table:table-cell>
          <table:table-cell office:value-type="string">
            <text:p>Durchschnitt Acc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37]/[.C37]" office:value-type="float" office:value="1.11111111111111">
            <text:p>1,11</text:p>
          </table:table-cell>
          <table:table-cell table:style-name="ce2" table:formula="of:=[.B37]*[.C37]" office:value-type="float" office:value="3240">
            <text:p>3240</text:p>
          </table:table-cell>
          <table:table-cell office:value-type="float" office:value="0.0162124626484001">
            <text:p>0,016212462648400100</text:p>
          </table:table-cell>
          <table:table-cell office:value-type="float" office:value="0.993750005960464">
            <text:p>0,993750005960464000</text:p>
          </table:table-cell>
          <table:table-cell office:value-type="float" office:value="0.0124">
            <text:p>0,0124</text:p>
          </table:table-cell>
          <table:table-cell office:value-type="float" office:value="0.9943">
            <text:p>0,9943</text:p>
          </table:table-cell>
          <table:table-cell table:style-name="ce2" office:value-type="string">
            <text:p>[0,016212462648400105, 0,9937500059604645]</text:p>
          </table:table-cell>
          <table:table-cell table:style-name="ce4" table:formula="of:=SUM([.H37:.H66])/30" office:value-type="float" office:value="0.0348333333333333">
            <text:p>0,034833333333333300</text:p>
          </table:table-cell>
          <table:table-cell table:style-name="ce4" table:formula="of:=SUM([.I37:.I66])/30" office:value-type="float" office:value="0.990116666666667">
            <text:p>0,990116666666667000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38]/[.C38]" office:value-type="float" office:value="1.11111111111111">
            <text:p>1,11</text:p>
          </table:table-cell>
          <table:table-cell table:style-name="ce2" table:formula="of:=[.B38]*[.C38]" office:value-type="float" office:value="3240">
            <text:p>3240</text:p>
          </table:table-cell>
          <table:table-cell office:value-type="float" office:value="0.0677900642971508">
            <text:p>0,067790064297150800</text:p>
          </table:table-cell>
          <table:table-cell office:value-type="float" office:value="0.981250005960464">
            <text:p>0,981250005960464000</text:p>
          </table:table-cell>
          <table:table-cell office:value-type="float" office:value="0.034">
            <text:p>0,0340</text:p>
          </table:table-cell>
          <table:table-cell office:value-type="float" office:value="0.9899">
            <text:p>0,9899</text:p>
          </table:table-cell>
          <table:table-cell table:style-name="ce2" office:value-type="string">
            <text:p>[0,06779006429715081, 0,9812500059604645]</text:p>
          </table:table-cell>
          <table:table-cell office:value-type="string">
            <text:p>Min</text:p>
          </table:table-cell>
          <table:table-cell table:style-name="ce5" table:formula="of:=MIN([.I37:.I66])" office:value-type="float" office:value="0.9692">
            <text:p>0,9692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39]/[.C39]" office:value-type="float" office:value="1.11111111111111">
            <text:p>1,11</text:p>
          </table:table-cell>
          <table:table-cell table:style-name="ce2" table:formula="of:=[.B39]*[.C39]" office:value-type="float" office:value="3240">
            <text:p>3240</text:p>
          </table:table-cell>
          <table:table-cell office:value-type="float" office:value="0.00702477764862124">
            <text:p>0,007024777648621240</text:p>
          </table:table-cell>
          <table:table-cell office:value-type="float" office:value="0.997083336114883">
            <text:p>0,997083336114883000</text:p>
          </table:table-cell>
          <table:table-cell office:value-type="float" office:value="0.0256">
            <text:p>0,0256</text:p>
          </table:table-cell>
          <table:table-cell office:value-type="float" office:value="0.9932">
            <text:p>0,9932</text:p>
          </table:table-cell>
          <table:table-cell table:style-name="ce2" office:value-type="string">
            <text:p>[0,007024777648621239, 0,9970833361148834]</text:p>
          </table:table-cell>
          <table:table-cell table:style-name="Default" office:value-type="string">
            <text:p>Q1</text:p>
          </table:table-cell>
          <table:table-cell table:style-name="ce5" table:formula="of:=QUARTILE([.I37:.I66]; 1)" office:value-type="float" office:value="0.988225">
            <text:p>0,9882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0]/[.C40]" office:value-type="float" office:value="1.11111111111111">
            <text:p>1,11</text:p>
          </table:table-cell>
          <table:table-cell table:style-name="ce2" table:formula="of:=[.B40]*[.C40]" office:value-type="float" office:value="3240">
            <text:p>3240</text:p>
          </table:table-cell>
          <table:table-cell office:value-type="float" office:value="0.0130164005182451">
            <text:p>0,013016400518245100</text:p>
          </table:table-cell>
          <table:table-cell office:value-type="float" office:value="0.995416671037674">
            <text:p>0,995416671037674000</text:p>
          </table:table-cell>
          <table:table-cell office:value-type="float" office:value="0.0152">
            <text:p>0,0152</text:p>
          </table:table-cell>
          <table:table-cell office:value-type="float" office:value="0.9943">
            <text:p>0,9943</text:p>
          </table:table-cell>
          <table:table-cell table:style-name="ce2" office:value-type="string">
            <text:p>[0,013016400518245064, 0,995416671037674]</text:p>
          </table:table-cell>
          <table:table-cell office:value-type="string">
            <text:p>Median</text:p>
          </table:table-cell>
          <table:table-cell table:style-name="ce5" table:formula="of:=MEDIAN([.I37:.I66])" office:value-type="float" office:value="0.9914">
            <text:p>0,9914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1]/[.C41]" office:value-type="float" office:value="1.11111111111111">
            <text:p>1,11</text:p>
          </table:table-cell>
          <table:table-cell table:style-name="ce2" table:formula="of:=[.B41]*[.C41]" office:value-type="float" office:value="3240">
            <text:p>3240</text:p>
          </table:table-cell>
          <table:table-cell office:value-type="float" office:value="0.0360034465280478">
            <text:p>0,036003446528047800</text:p>
          </table:table-cell>
          <table:table-cell office:value-type="float" office:value="0.992500007152557">
            <text:p>0,992500007152557000</text:p>
          </table:table-cell>
          <table:table-cell office:value-type="float" office:value="0.0267">
            <text:p>0,0267</text:p>
          </table:table-cell>
          <table:table-cell office:value-type="float" office:value="0.9827">
            <text:p>0,9827</text:p>
          </table:table-cell>
          <table:table-cell table:style-name="ce2" office:value-type="string">
            <text:p>[0,03600344652804779, 0,9925000071525574]</text:p>
          </table:table-cell>
          <table:table-cell office:value-type="string">
            <text:p>Q3</text:p>
          </table:table-cell>
          <table:table-cell table:style-name="ce5" table:formula="of:=QUARTILE([.I37:.I66]; 3)" office:value-type="float" office:value="0.9941">
            <text:p>0,9941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2]/[.C42]" office:value-type="float" office:value="1.11111111111111">
            <text:p>1,11</text:p>
          </table:table-cell>
          <table:table-cell table:style-name="ce2" table:formula="of:=[.B42]*[.C42]" office:value-type="float" office:value="3240">
            <text:p>3240</text:p>
          </table:table-cell>
          <table:table-cell office:value-type="float" office:value="0.0486663723597303">
            <text:p>0,048666372359730300</text:p>
          </table:table-cell>
          <table:table-cell office:value-type="float" office:value="0.985416674613953">
            <text:p>0,985416674613953000</text:p>
          </table:table-cell>
          <table:table-cell office:value-type="float" office:value="0.0301">
            <text:p>0,0301</text:p>
          </table:table-cell>
          <table:table-cell office:value-type="float" office:value="0.9945">
            <text:p>0,9945</text:p>
          </table:table-cell>
          <table:table-cell table:style-name="ce2" office:value-type="string">
            <text:p>[0,0486663723597303, 0,9854166746139527]</text:p>
          </table:table-cell>
          <table:table-cell office:value-type="string">
            <text:p>Maximum</text:p>
          </table:table-cell>
          <table:table-cell table:style-name="ce5" table:formula="of:=MAX([.I37:.I66])" office:value-type="float" office:value="0.9989">
            <text:p>0,9989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3]/[.C43]" office:value-type="float" office:value="1.11111111111111">
            <text:p>1,11</text:p>
          </table:table-cell>
          <table:table-cell table:style-name="ce2" table:formula="of:=[.B43]*[.C43]" office:value-type="float" office:value="3240">
            <text:p>3240</text:p>
          </table:table-cell>
          <table:table-cell office:value-type="float" office:value="0.0336779114906676">
            <text:p>0,033677911490667600</text:p>
          </table:table-cell>
          <table:table-cell office:value-type="float" office:value="0.987083342671394">
            <text:p>0,987083342671394000</text:p>
          </table:table-cell>
          <table:table-cell office:value-type="float" office:value="0.0243">
            <text:p>0,0243</text:p>
          </table:table-cell>
          <table:table-cell office:value-type="float" office:value="0.9971">
            <text:p>0,9971</text:p>
          </table:table-cell>
          <table:table-cell table:style-name="ce2" office:value-type="string">
            <text:p>[0,03367791149066761, 0,9870833426713943]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4]/[.C44]" office:value-type="float" office:value="1.11111111111111">
            <text:p>1,11</text:p>
          </table:table-cell>
          <table:table-cell table:style-name="ce2" table:formula="of:=[.B44]*[.C44]" office:value-type="float" office:value="3240">
            <text:p>3240</text:p>
          </table:table-cell>
          <table:table-cell office:value-type="float" office:value="0.0387964740733878">
            <text:p>0,038796474073387800</text:p>
          </table:table-cell>
          <table:table-cell office:value-type="float" office:value="0.993333339691162">
            <text:p>0,993333339691162000</text:p>
          </table:table-cell>
          <table:table-cell office:value-type="float" office:value="0.0256">
            <text:p>0,0256</text:p>
          </table:table-cell>
          <table:table-cell office:value-type="float" office:value="0.9822">
            <text:p>0,9822</text:p>
          </table:table-cell>
          <table:table-cell table:style-name="ce2" office:value-type="string">
            <text:p>[0,0387964740733878, 0,9933333396911621]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5]/[.C45]" office:value-type="float" office:value="1.11111111111111">
            <text:p>1,11</text:p>
          </table:table-cell>
          <table:table-cell table:style-name="ce2" table:formula="of:=[.B45]*[.C45]" office:value-type="float" office:value="3240">
            <text:p>3240</text:p>
          </table:table-cell>
          <table:table-cell office:value-type="float" office:value="0.0322899292892544">
            <text:p>0,032289929289254400</text:p>
          </table:table-cell>
          <table:table-cell office:value-type="float" office:value="0.991250005364418">
            <text:p>0,991250005364418000</text:p>
          </table:table-cell>
          <table:table-cell office:value-type="float" office:value="0.0402">
            <text:p>0,0402</text:p>
          </table:table-cell>
          <table:table-cell office:value-type="float" office:value="0.9978">
            <text:p>0,9978</text:p>
          </table:table-cell>
          <table:table-cell table:style-name="ce2" office:value-type="string">
            <text:p>[0,03228992928925436, 0,991250005364418]</text:p>
          </table:table-cell>
          <table:table-cell office:value-type="string">
            <text:p>Min</text:p>
          </table:table-cell>
          <table:table-cell table:style-name="ce5" table:formula="of:=[.L38]" office:value-type="float" office:value="0.9692">
            <text:p>0,9692</text:p>
          </table:table-cell>
          <table:table-cell>
            <draw:frame table:end-cell-address="Sheet1.T65" table:end-x="0.293cm" table:end-y="0.028cm" draw:z-index="1" draw:style-name="gr1" draw:text-style-name="P1" svg:width="15.999cm" svg:height="8.999cm" svg:x="0.101cm" svg:y="0.1cm">
              <draw:object draw:notify-on-update-of-ranges="Sheet1.L45:Sheet1.L45 Sheet1.L46:Sheet1.L46 Sheet1.L46:Sheet1.L46 Sheet1.L47:Sheet1.L47 Sheet1.L48:Sheet1.L48 Sheet1.L49:Sheet1.L49 Sheet1.L49:Sheet1.L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6]/[.C46]" office:value-type="float" office:value="1.11111111111111">
            <text:p>1,11</text:p>
          </table:table-cell>
          <table:table-cell table:style-name="ce2" table:formula="of:=[.B46]*[.C46]" office:value-type="float" office:value="3240">
            <text:p>3240</text:p>
          </table:table-cell>
          <table:table-cell office:value-type="float" office:value="0.0556064831791446">
            <text:p>0,055606483179144600</text:p>
          </table:table-cell>
          <table:table-cell office:value-type="float" office:value="0.983333340287208">
            <text:p>0,983333340287208000</text:p>
          </table:table-cell>
          <table:table-cell office:value-type="float" office:value="0.0355">
            <text:p>0,0355</text:p>
          </table:table-cell>
          <table:table-cell office:value-type="float" office:value="0.9973">
            <text:p>0,9973</text:p>
          </table:table-cell>
          <table:table-cell table:style-name="ce2" office:value-type="string">
            <text:p>[0,05560648317914456, 0,9833333402872085]</text:p>
          </table:table-cell>
          <table:table-cell office:value-type="string">
            <text:p>Q1-Min</text:p>
          </table:table-cell>
          <table:table-cell table:style-name="ce5" table:formula="of:=[.L39]-[.L38]" office:value-type="float" office:value="0.019025">
            <text:p>0,0190</text:p>
          </table:table-cell>
          <table:table-cell table:number-columns-repeated="101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7]/[.C47]" office:value-type="float" office:value="1.11111111111111">
            <text:p>1,11</text:p>
          </table:table-cell>
          <table:table-cell table:style-name="ce2" table:formula="of:=[.B47]*[.C47]" office:value-type="float" office:value="3240">
            <text:p>3240</text:p>
          </table:table-cell>
          <table:table-cell office:value-type="float" office:value="0.0142342705481926">
            <text:p>0,0142342705481926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037">
            <text:p>0,0037</text:p>
          </table:table-cell>
          <table:table-cell table:style-name="ce6" office:value-type="float" office:value="0.9989">
            <text:p>0,9989</text:p>
          </table:table-cell>
          <table:table-cell office:value-type="string">
            <text:p>[0,014234270548192556, 0,9958471056869226]</text:p>
          </table:table-cell>
          <table:table-cell office:value-type="string">
            <text:p>Med-Q1</text:p>
          </table:table-cell>
          <table:table-cell table:style-name="ce5" table:formula="of:=[.L40]-[.L39]" office:value-type="float" office:value="0.00317500000000004">
            <text:p>0,0032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8]/[.C48]" office:value-type="float" office:value="1.11111111111111">
            <text:p>1,11</text:p>
          </table:table-cell>
          <table:table-cell table:style-name="ce2" table:formula="of:=[.B48]*[.C48]" office:value-type="float" office:value="3240">
            <text:p>3240</text:p>
          </table:table-cell>
          <table:table-cell office:value-type="float" office:value="0.025763383033663">
            <text:p>0,025763383033663000</text:p>
          </table:table-cell>
          <table:table-cell office:value-type="float" office:value="0.991439952538351">
            <text:p>0,991439952538351000</text:p>
          </table:table-cell>
          <table:table-cell office:value-type="float" office:value="0.0323">
            <text:p>0,0323</text:p>
          </table:table-cell>
          <table:table-cell office:value-type="float" office:value="0.9895">
            <text:p>0,9895</text:p>
          </table:table-cell>
          <table:table-cell office:value-type="string">
            <text:p>[0,02576338303366297, 0,9914399525383507]</text:p>
          </table:table-cell>
          <table:table-cell office:value-type="string">
            <text:p>Q3-Med</text:p>
          </table:table-cell>
          <table:table-cell table:style-name="ce5" table:formula="of:=[.L41]-[.L40]" office:value-type="float" office:value="0.00270000000000004">
            <text:p>0,0027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49]/[.C49]" office:value-type="float" office:value="1.11111111111111">
            <text:p>1,11</text:p>
          </table:table-cell>
          <table:table-cell table:style-name="ce2" table:formula="of:=[.B49]*[.C49]" office:value-type="float" office:value="3240">
            <text:p>3240</text:p>
          </table:table-cell>
          <table:table-cell office:value-type="float" office:value="0.0166271433357717">
            <text:p>0,016627143335771700</text:p>
          </table:table-cell>
          <table:table-cell office:value-type="float" office:value="0.994999576235274">
            <text:p>0,994999576235274000</text:p>
          </table:table-cell>
          <table:table-cell office:value-type="float" office:value="0.0098">
            <text:p>0,0098</text:p>
          </table:table-cell>
          <table:table-cell office:value-type="float" office:value="0.9913">
            <text:p>0,9913</text:p>
          </table:table-cell>
          <table:table-cell office:value-type="string">
            <text:p>[0,016627143335771675, 0,9949995762352741]</text:p>
          </table:table-cell>
          <table:table-cell office:value-type="string">
            <text:p>Max-Q3</text:p>
          </table:table-cell>
          <table:table-cell table:style-name="ce5" table:formula="of:=[.L42]-[.L41]" office:value-type="float" office:value="0.00479999999999992">
            <text:p>0,0048</text:p>
          </table:table-cell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0]/[.C50]" office:value-type="float" office:value="1.11111111111111">
            <text:p>1,11</text:p>
          </table:table-cell>
          <table:table-cell table:style-name="ce2" table:formula="of:=[.B50]*[.C50]" office:value-type="float" office:value="3240">
            <text:p>3240</text:p>
          </table:table-cell>
          <table:table-cell office:value-type="float" office:value="0.0232110217703643">
            <text:p>0,023211021770364300</text:p>
          </table:table-cell>
          <table:table-cell office:value-type="float" office:value="0.992456987900536">
            <text:p>0,992456987900536000</text:p>
          </table:table-cell>
          <table:table-cell office:value-type="float" office:value="0.1056">
            <text:p>0,1056</text:p>
          </table:table-cell>
          <table:table-cell office:value-type="float" office:value="0.9692">
            <text:p>0,9692</text:p>
          </table:table-cell>
          <table:table-cell office:value-type="string">
            <text:p>[0,02321102177036426, 0,9924569879005355]</text:p>
          </table:table-cell>
          <table:table-cell table:number-columns-repeated="101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1]/[.C51]" office:value-type="float" office:value="1.11111111111111">
            <text:p>1,11</text:p>
          </table:table-cell>
          <table:table-cell table:style-name="ce2" table:formula="of:=[.B51]*[.C51]" office:value-type="float" office:value="3240">
            <text:p>3240</text:p>
          </table:table-cell>
          <table:table-cell office:value-type="float" office:value="0.0171281185064121">
            <text:p>0,0171281185064121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263">
            <text:p>0,0263</text:p>
          </table:table-cell>
          <table:table-cell office:value-type="float" office:value="0.9932">
            <text:p>0,9932</text:p>
          </table:table-cell>
          <table:table-cell office:value-type="string">
            <text:p>[0,0171281185064121, 0,9958471056869226]</text:p>
          </table:table-cell>
          <table:table-cell table:number-columns-repeated="101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2]/[.C52]" office:value-type="float" office:value="1.11111111111111">
            <text:p>1,11</text:p>
          </table:table-cell>
          <table:table-cell table:style-name="ce2" table:formula="of:=[.B52]*[.C52]" office:value-type="float" office:value="3240">
            <text:p>3240</text:p>
          </table:table-cell>
          <table:table-cell office:value-type="float" office:value="0.0440466095974774">
            <text:p>0,044046609597477400</text:p>
          </table:table-cell>
          <table:table-cell office:value-type="float" office:value="0.989660140689889">
            <text:p>0,989660140689889000</text:p>
          </table:table-cell>
          <table:table-cell office:value-type="float" office:value="0.0729">
            <text:p>0,0729</text:p>
          </table:table-cell>
          <table:table-cell office:value-type="float" office:value="0.9853">
            <text:p>0,9853</text:p>
          </table:table-cell>
          <table:table-cell office:value-type="string">
            <text:p>[0,04404660959747736, 0,989660140689889]</text:p>
          </table:table-cell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3]/[.C53]" office:value-type="float" office:value="1.11111111111111">
            <text:p>1,11</text:p>
          </table:table-cell>
          <table:table-cell table:style-name="ce2" table:formula="of:=[.B53]*[.C53]" office:value-type="float" office:value="3240">
            <text:p>3240</text:p>
          </table:table-cell>
          <table:table-cell office:value-type="float" office:value="0.0374224558286353">
            <text:p>0,037422455828635300</text:p>
          </table:table-cell>
          <table:table-cell office:value-type="float" office:value="0.989490634819766">
            <text:p>0,989490634819766000</text:p>
          </table:table-cell>
          <table:table-cell office:value-type="float" office:value="0.0302">
            <text:p>0,0302</text:p>
          </table:table-cell>
          <table:table-cell office:value-type="float" office:value="0.9924">
            <text:p>0,9924</text:p>
          </table:table-cell>
          <table:table-cell office:value-type="string">
            <text:p>[0,037422455828635307, 0,989490634819766]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4]/[.C54]" office:value-type="float" office:value="1.11111111111111">
            <text:p>1,11</text:p>
          </table:table-cell>
          <table:table-cell table:style-name="ce2" table:formula="of:=[.B54]*[.C54]" office:value-type="float" office:value="3240">
            <text:p>3240</text:p>
          </table:table-cell>
          <table:table-cell office:value-type="float" office:value="0.0175647945037908">
            <text:p>0,017564794503790800</text:p>
          </table:table-cell>
          <table:table-cell office:value-type="float" office:value="0.995423340961098">
            <text:p>0,995423340961098000</text:p>
          </table:table-cell>
          <table:table-cell office:value-type="float" office:value="0.0241">
            <text:p>0,0241</text:p>
          </table:table-cell>
          <table:table-cell office:value-type="float" office:value="0.9933">
            <text:p>0,9933</text:p>
          </table:table-cell>
          <table:table-cell office:value-type="string">
            <text:p>[0,017564794503790775, 0,9954233409610984]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5]/[.C55]" office:value-type="float" office:value="1.11111111111111">
            <text:p>1,11</text:p>
          </table:table-cell>
          <table:table-cell table:style-name="ce2" table:formula="of:=[.B55]*[.C55]" office:value-type="float" office:value="3240">
            <text:p>3240</text:p>
          </table:table-cell>
          <table:table-cell office:value-type="float" office:value="0.0657786861258512">
            <text:p>0,065778686125851200</text:p>
          </table:table-cell>
          <table:table-cell office:value-type="float" office:value="0.982117128570218">
            <text:p>0,982117128570218000</text:p>
          </table:table-cell>
          <table:table-cell office:value-type="float" office:value="0.0258">
            <text:p>0,0258</text:p>
          </table:table-cell>
          <table:table-cell office:value-type="float" office:value="0.9909">
            <text:p>0,9909</text:p>
          </table:table-cell>
          <table:table-cell office:value-type="string">
            <text:p>[0,06577868612585125, 0,9821171285702178]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6]/[.C56]" office:value-type="float" office:value="1.11111111111111">
            <text:p>1,11</text:p>
          </table:table-cell>
          <table:table-cell table:style-name="ce2" table:formula="of:=[.B56]*[.C56]" office:value-type="float" office:value="3240">
            <text:p>3240</text:p>
          </table:table-cell>
          <table:table-cell office:value-type="float" office:value="0.0230399602232483">
            <text:p>0,0230399602232483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471">
            <text:p>0,0471</text:p>
          </table:table-cell>
          <table:table-cell office:value-type="float" office:value="0.985">
            <text:p>0,9850</text:p>
          </table:table-cell>
          <table:table-cell office:value-type="string">
            <text:p>[0,023039960223248314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7]/[.C57]" office:value-type="float" office:value="1.11111111111111">
            <text:p>1,11</text:p>
          </table:table-cell>
          <table:table-cell table:style-name="ce2" table:formula="of:=[.B57]*[.C57]" office:value-type="float" office:value="3240">
            <text:p>3240</text:p>
          </table:table-cell>
          <table:table-cell office:value-type="float" office:value="0.0204493732767276">
            <text:p>0,020449373276727600</text:p>
          </table:table-cell>
          <table:table-cell office:value-type="float" office:value="0.99550809392647">
            <text:p>0,995508093926470000</text:p>
          </table:table-cell>
          <table:table-cell office:value-type="float" office:value="0.0425">
            <text:p>0,0425</text:p>
          </table:table-cell>
          <table:table-cell office:value-type="float" office:value="0.9892">
            <text:p>0,9892</text:p>
          </table:table-cell>
          <table:table-cell office:value-type="string">
            <text:p>[0,020449373276727575, 0,9955080939264699]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8]/[.C58]" office:value-type="float" office:value="1.11111111111111">
            <text:p>1,11</text:p>
          </table:table-cell>
          <table:table-cell table:style-name="ce2" table:formula="of:=[.B58]*[.C58]" office:value-type="float" office:value="3240">
            <text:p>3240</text:p>
          </table:table-cell>
          <table:table-cell office:value-type="float" office:value="0.0247018714853314">
            <text:p>0,024701871485331400</text:p>
          </table:table-cell>
          <table:table-cell office:value-type="float" office:value="0.993813035002966">
            <text:p>0,993813035002966000</text:p>
          </table:table-cell>
          <table:table-cell office:value-type="float" office:value="0.0204">
            <text:p>0,0204</text:p>
          </table:table-cell>
          <table:table-cell office:value-type="float" office:value="0.9941">
            <text:p>0,9941</text:p>
          </table:table-cell>
          <table:table-cell office:value-type="string">
            <text:p>[0,024701871485331445, 0,9938130350029664]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59]/[.C59]" office:value-type="float" office:value="1.11111111111111">
            <text:p>1,11</text:p>
          </table:table-cell>
          <table:table-cell table:style-name="ce2" table:formula="of:=[.B59]*[.C59]" office:value-type="float" office:value="3240">
            <text:p>3240</text:p>
          </table:table-cell>
          <table:table-cell office:value-type="float" office:value="0.0193920264870111">
            <text:p>0,019392026487011100</text:p>
          </table:table-cell>
          <table:table-cell office:value-type="float" office:value="0.995592846851428">
            <text:p>0,995592846851428000</text:p>
          </table:table-cell>
          <table:table-cell office:value-type="float" office:value="0.0417">
            <text:p>0,0417</text:p>
          </table:table-cell>
          <table:table-cell office:value-type="float" office:value="0.9902">
            <text:p>0,9902</text:p>
          </table:table-cell>
          <table:table-cell office:value-type="string">
            <text:p>[0,019392026487011084, 0,9955928468514281]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0]/[.C60]" office:value-type="float" office:value="1.11111111111111">
            <text:p>1,11</text:p>
          </table:table-cell>
          <table:table-cell table:style-name="ce2" table:formula="of:=[.B60]*[.C60]" office:value-type="float" office:value="3240">
            <text:p>3240</text:p>
          </table:table-cell>
          <table:table-cell office:value-type="float" office:value="0.023033497105289">
            <text:p>0,023033497105289000</text:p>
          </table:table-cell>
          <table:table-cell office:value-type="float" office:value="0.99440630561912">
            <text:p>0,994406305619120000</text:p>
          </table:table-cell>
          <table:table-cell office:value-type="float" office:value="0.0996">
            <text:p>0,0996</text:p>
          </table:table-cell>
          <table:table-cell office:value-type="float" office:value="0.9774">
            <text:p>0,9774</text:p>
          </table:table-cell>
          <table:table-cell office:value-type="string">
            <text:p>[0,02303349710528904, 0,9944063056191202]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1]/[.C61]" office:value-type="float" office:value="1.11111111111111">
            <text:p>1,11</text:p>
          </table:table-cell>
          <table:table-cell table:style-name="ce2" table:formula="of:=[.B61]*[.C61]" office:value-type="float" office:value="3240">
            <text:p>3240</text:p>
          </table:table-cell>
          <table:table-cell office:value-type="float" office:value="0.0596193833803202">
            <text:p>0,059619383380320200</text:p>
          </table:table-cell>
          <table:table-cell office:value-type="float" office:value="0.983303669802526">
            <text:p>0,983303669802526000</text:p>
          </table:table-cell>
          <table:table-cell office:value-type="float" office:value="0.0448">
            <text:p>0,0448</text:p>
          </table:table-cell>
          <table:table-cell office:value-type="float" office:value="0.9846">
            <text:p>0,9846</text:p>
          </table:table-cell>
          <table:table-cell office:value-type="string">
            <text:p>[0,05961938338032018, 0,9833036698025256]</text:p>
          </table:table-cell>
          <table:table-cell table:number-columns-repeated="1014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2]/[.C62]" office:value-type="float" office:value="1.11111111111111">
            <text:p>1,11</text:p>
          </table:table-cell>
          <table:table-cell table:style-name="ce2" table:formula="of:=[.B62]*[.C62]" office:value-type="float" office:value="3240">
            <text:p>3240</text:p>
          </table:table-cell>
          <table:table-cell office:value-type="float" office:value="0.0169822966031604">
            <text:p>0,016982296603160400</text:p>
          </table:table-cell>
          <table:table-cell office:value-type="float" office:value="0.995508093906263">
            <text:p>0,995508093906263000</text:p>
          </table:table-cell>
          <table:table-cell office:value-type="float" office:value="0.0295">
            <text:p>0,0295</text:p>
          </table:table-cell>
          <table:table-cell office:value-type="float" office:value="0.9923">
            <text:p>0,9923</text:p>
          </table:table-cell>
          <table:table-cell table:style-name="ce7" office:value-type="string">
            <text:p>[0,016982296603160394, 0,9955080939062633] </text:p>
          </table:table-cell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3]/[.C63]" office:value-type="float" office:value="1.11111111111111">
            <text:p>1,11</text:p>
          </table:table-cell>
          <table:table-cell table:style-name="ce2" table:formula="of:=[.B63]*[.C63]" office:value-type="float" office:value="3240">
            <text:p>3240</text:p>
          </table:table-cell>
          <table:table-cell office:value-type="float" office:value="0.0264366590148047">
            <text:p>0,0264366590148047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187">
            <text:p>0,0187</text:p>
          </table:table-cell>
          <table:table-cell office:value-type="float" office:value="0.9941">
            <text:p>0,9941</text:p>
          </table:table-cell>
          <table:table-cell office:value-type="string">
            <text:p>[0,026436659014804697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4]/[.C64]" office:value-type="float" office:value="1.11111111111111">
            <text:p>1,11</text:p>
          </table:table-cell>
          <table:table-cell table:style-name="ce2" table:formula="of:=[.B64]*[.C64]" office:value-type="float" office:value="3240">
            <text:p>3240</text:p>
          </table:table-cell>
          <table:table-cell office:value-type="float" office:value="0.0379580854902289">
            <text:p>0,037958085490228900</text:p>
          </table:table-cell>
          <table:table-cell office:value-type="float" office:value="0.987880328841427">
            <text:p>0,987880328841427000</text:p>
          </table:table-cell>
          <table:table-cell office:value-type="float" office:value="0.0324">
            <text:p>0,0324</text:p>
          </table:table-cell>
          <table:table-cell office:value-type="float" office:value="0.9915">
            <text:p>0,9915</text:p>
          </table:table-cell>
          <table:table-cell office:value-type="string">
            <text:p>[0,037958085490228846, 0,9878803288414273]</text:p>
          </table:table-cell>
          <table:table-cell table:number-columns-repeated="101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5]/[.C65]" office:value-type="float" office:value="1.11111111111111">
            <text:p>1,11</text:p>
          </table:table-cell>
          <table:table-cell table:style-name="ce2" table:formula="of:=[.B65]*[.C65]" office:value-type="float" office:value="3240">
            <text:p>3240</text:p>
          </table:table-cell>
          <table:table-cell office:value-type="float" office:value="0.0174514918394925">
            <text:p>0,017451491839492500</text:p>
          </table:table-cell>
          <table:table-cell office:value-type="float" office:value="0.99440630561912">
            <text:p>0,994406305619120000</text:p>
          </table:table-cell>
          <table:table-cell office:value-type="float" office:value="0.0352">
            <text:p>0,0352</text:p>
          </table:table-cell>
          <table:table-cell office:value-type="float" office:value="0.9879">
            <text:p>0,9879</text:p>
          </table:table-cell>
          <table:table-cell table:style-name="ce7" office:value-type="string">
            <text:p>[0,017451491839492485, 0,9944063056191202] </text:p>
          </table:table-cell>
          <table:table-cell table:number-columns-repeated="101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6]/[.C66]" office:value-type="float" office:value="1.11111111111111">
            <text:p>1,11</text:p>
          </table:table-cell>
          <table:table-cell table:style-name="ce2" table:formula="of:=[.B66]*[.C66]" office:value-type="float" office:value="3240">
            <text:p>3240</text:p>
          </table:table-cell>
          <table:table-cell office:value-type="float" office:value="0.0448053040299307">
            <text:p>0,044805304029930700</text:p>
          </table:table-cell>
          <table:table-cell office:value-type="float" office:value="0.985422493451853">
            <text:p>0,985422493451853000</text:p>
          </table:table-cell>
          <table:table-cell office:value-type="float" office:value="0.0328">
            <text:p>0,0328</text:p>
          </table:table-cell>
          <table:table-cell office:value-type="float" office:value="0.9899">
            <text:p>0,9899</text:p>
          </table:table-cell>
          <table:table-cell office:value-type="string">
            <text:p>[0,04480530402993073, 0,9854224934518534]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1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4"/>
          <table:table-cell/>
          <table:table-cell office:value-type="string">
            <text:p>Durchschnitt Loss</text:p>
          </table:table-cell>
          <table:table-cell office:value-type="string">
            <text:p>Durchschnitt Acc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0]/[.C70]" office:value-type="float" office:value="1.21428571428571">
            <text:p>1,21</text:p>
          </table:table-cell>
          <table:table-cell table:formula="of:=[.B70]*[.C70]" office:value-type="float" office:value="2142">
            <text:p>2142</text:p>
          </table:table-cell>
          <table:table-cell office:value-type="float" office:value="0.0272338817866791">
            <text:p>0,027233881786679100</text:p>
          </table:table-cell>
          <table:table-cell office:value-type="float" office:value="0.991439952558557">
            <text:p>0,991439952558557000</text:p>
          </table:table-cell>
          <table:table-cell office:value-type="float" office:value="0.033">
            <text:p>0,0330</text:p>
          </table:table-cell>
          <table:table-cell office:value-type="float" office:value="0.9906">
            <text:p>0,9906</text:p>
          </table:table-cell>
          <table:table-cell office:value-type="string">
            <text:p>[0,027233881786679077, 0,9914399525585574]</text:p>
          </table:table-cell>
          <table:table-cell table:style-name="ce4" table:formula="of:=SUM([.H70:.H96])/30" office:value-type="float" office:value="0.02759">
            <text:p>0,027590000000000000</text:p>
          </table:table-cell>
          <table:table-cell table:style-name="ce4" table:formula="of:=AVERAGE([.I70:.I96])" office:value-type="float" office:value="0.99192962962963">
            <text:p>0,99192962962963000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1]/[.C71]" office:value-type="float" office:value="1.21428571428571">
            <text:p>1,21</text:p>
          </table:table-cell>
          <table:table-cell table:formula="of:=[.B71]*[.C71]" office:value-type="float" office:value="2142">
            <text:p>2142</text:p>
          </table:table-cell>
          <table:table-cell office:value-type="float" office:value="0.0756131317915252">
            <text:p>0,075613131791525200</text:p>
          </table:table-cell>
          <table:table-cell office:value-type="float" office:value="0.984490211034834">
            <text:p>0,984490211034834000</text:p>
          </table:table-cell>
          <table:table-cell office:value-type="float" office:value="0.0361">
            <text:p>0,0361</text:p>
          </table:table-cell>
          <table:table-cell office:value-type="float" office:value="0.9925">
            <text:p>0,9925</text:p>
          </table:table-cell>
          <table:table-cell office:value-type="string">
            <text:p>[0,07561313179152523, 0,9844902110348335]</text:p>
          </table:table-cell>
          <table:table-cell office:value-type="string">
            <text:p>Min</text:p>
          </table:table-cell>
          <table:table-cell table:style-name="ce5" table:formula="of:=MIN([.I70:.I96])" office:value-type="float" office:value="0.9875">
            <text:p>0,9875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2]/[.C72]" office:value-type="float" office:value="1.21428571428571">
            <text:p>1,21</text:p>
          </table:table-cell>
          <table:table-cell table:formula="of:=[.B72]*[.C72]" office:value-type="float" office:value="2142">
            <text:p>2142</text:p>
          </table:table-cell>
          <table:table-cell office:value-type="float" office:value="0.0308094103090103">
            <text:p>0,030809410309010300</text:p>
          </table:table-cell>
          <table:table-cell office:value-type="float" office:value="0.992626493770658">
            <text:p>0,992626493770658000</text:p>
          </table:table-cell>
          <table:table-cell office:value-type="float" office:value="0.0179">
            <text:p>0,0179</text:p>
          </table:table-cell>
          <table:table-cell office:value-type="float" office:value="0.9956">
            <text:p>0,9956</text:p>
          </table:table-cell>
          <table:table-cell office:value-type="string">
            <text:p>[0,030809410309010323, 0,9926264937706585]</text:p>
          </table:table-cell>
          <table:table-cell table:style-name="Default" office:value-type="string">
            <text:p>Q1</text:p>
          </table:table-cell>
          <table:table-cell table:style-name="ce5" table:formula="of:=QUARTILE([.I70:.I96]; 1)" office:value-type="float" office:value="0.99025">
            <text:p>0,9903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3]/[.C73]" office:value-type="float" office:value="1.21428571428571">
            <text:p>1,21</text:p>
          </table:table-cell>
          <table:table-cell table:formula="of:=[.B73]*[.C73]" office:value-type="float" office:value="2142">
            <text:p>2142</text:p>
          </table:table-cell>
          <table:table-cell office:value-type="float" office:value="0.0223593693127121">
            <text:p>0,022359369312712100</text:p>
          </table:table-cell>
          <table:table-cell office:value-type="float" office:value="0.994321552673955">
            <text:p>0,994321552673955000</text:p>
          </table:table-cell>
          <table:table-cell office:value-type="float" office:value="0.0203">
            <text:p>0,0203</text:p>
          </table:table-cell>
          <table:table-cell office:value-type="float" office:value="0.9955">
            <text:p>0,9955</text:p>
          </table:table-cell>
          <table:table-cell office:value-type="string">
            <text:p>[0,02235936931271211, 0,9943215526739554]</text:p>
          </table:table-cell>
          <table:table-cell office:value-type="string">
            <text:p>Median</text:p>
          </table:table-cell>
          <table:table-cell table:style-name="ce5" table:formula="of:=MEDIAN([.I70:.I96])" office:value-type="float" office:value="0.9921">
            <text:p>0,992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4]/[.C74]" office:value-type="float" office:value="1.21428571428571">
            <text:p>1,21</text:p>
          </table:table-cell>
          <table:table-cell table:formula="of:=[.B74]*[.C74]" office:value-type="float" office:value="2142">
            <text:p>2142</text:p>
          </table:table-cell>
          <table:table-cell office:value-type="float" office:value="0.0199055865888319">
            <text:p>0,019905586588831900</text:p>
          </table:table-cell>
          <table:table-cell office:value-type="float" office:value="0.993813035002966">
            <text:p>0,993813035002966000</text:p>
          </table:table-cell>
          <table:table-cell office:value-type="float" office:value="0.035">
            <text:p>0,0350</text:p>
          </table:table-cell>
          <table:table-cell office:value-type="float" office:value="0.9902">
            <text:p>0,9902</text:p>
          </table:table-cell>
          <table:table-cell office:value-type="string">
            <text:p>[0,01990558658883194, 0,9938130350029664]</text:p>
          </table:table-cell>
          <table:table-cell office:value-type="string">
            <text:p>Q3</text:p>
          </table:table-cell>
          <table:table-cell table:style-name="ce5" table:formula="of:=QUARTILE([.I70:.I96]; 3)" office:value-type="float" office:value="0.99405">
            <text:p>0,9941</text:p>
          </table:table-cell>
          <table:table-cell>
            <draw:frame table:end-cell-address="Sheet1.T94" table:end-x="0.293cm" table:end-y="0.164cm" draw:z-index="2" draw:style-name="gr1" draw:text-style-name="P1" svg:width="15.999cm" svg:height="8.999cm" svg:x="0.101cm" svg:y="0.236cm">
              <draw:object draw:notify-on-update-of-ranges="Sheet1.L78:Sheet1.L78 Sheet1.L79:Sheet1.L79 Sheet1.L79:Sheet1.L79 Sheet1.L80:Sheet1.L80 Sheet1.L81:Sheet1.L81 Sheet1.L82:Sheet1.L82 Sheet1.L82:Sheet1.L8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5]/[.C75]" office:value-type="float" office:value="1.21428571428571">
            <text:p>1,21</text:p>
          </table:table-cell>
          <table:table-cell table:formula="of:=[.B75]*[.C75]" office:value-type="float" office:value="2142">
            <text:p>2142</text:p>
          </table:table-cell>
          <table:table-cell office:value-type="float" office:value="0.0177055894644407">
            <text:p>0,017705589464440700</text:p>
          </table:table-cell>
          <table:table-cell office:value-type="float" office:value="0.996101364522417">
            <text:p>0,996101364522417000</text:p>
          </table:table-cell>
          <table:table-cell office:value-type="float" office:value="0.023">
            <text:p>0,0230</text:p>
          </table:table-cell>
          <table:table-cell office:value-type="float" office:value="0.9944">
            <text:p>0,9944</text:p>
          </table:table-cell>
          <table:table-cell office:value-type="string">
            <text:p>[0,017705589464440657, 0,9961013645224172]</text:p>
          </table:table-cell>
          <table:table-cell office:value-type="string">
            <text:p>Maximum</text:p>
          </table:table-cell>
          <table:table-cell table:style-name="ce5" table:formula="of:=MAX([.I70:.I96])" office:value-type="float" office:value="0.9956">
            <text:p>0,9956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6]/[.C76]" office:value-type="float" office:value="1.21428571428571">
            <text:p>1,21</text:p>
          </table:table-cell>
          <table:table-cell table:formula="of:=[.B76]*[.C76]" office:value-type="float" office:value="2142">
            <text:p>2142</text:p>
          </table:table-cell>
          <table:table-cell office:value-type="float" office:value="0.0217722649958355">
            <text:p>0,0217722649958355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332">
            <text:p>0,0332</text:p>
          </table:table-cell>
          <table:table-cell office:value-type="float" office:value="0.9952">
            <text:p>0,9952</text:p>
          </table:table-cell>
          <table:table-cell office:value-type="string">
            <text:p>[0,021772264995835504, 0,9958471056869226]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7]/[.C77]" office:value-type="float" office:value="1.21428571428571">
            <text:p>1,21</text:p>
          </table:table-cell>
          <table:table-cell table:formula="of:=[.B77]*[.C77]" office:value-type="float" office:value="2142">
            <text:p>2142</text:p>
          </table:table-cell>
          <table:table-cell office:value-type="float" office:value="0.0292204987769082">
            <text:p>0,029220498776908200</text:p>
          </table:table-cell>
          <table:table-cell office:value-type="float" office:value="0.991439952538351">
            <text:p>0,991439952538351000</text:p>
          </table:table-cell>
          <table:table-cell office:value-type="float" office:value="0.0392">
            <text:p>0,0392</text:p>
          </table:table-cell>
          <table:table-cell office:value-type="float" office:value="0.9881">
            <text:p>0,9881</text:p>
          </table:table-cell>
          <table:table-cell office:value-type="string">
            <text:p>[0,029220498776908216, 0,9914399525383507]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8]/[.C78]" office:value-type="float" office:value="1.21428571428571">
            <text:p>1,21</text:p>
          </table:table-cell>
          <table:table-cell table:formula="of:=[.B78]*[.C78]" office:value-type="float" office:value="2142">
            <text:p>2142</text:p>
          </table:table-cell>
          <table:table-cell office:value-type="float" office:value="0.0258012009792474">
            <text:p>0,025801200979247400</text:p>
          </table:table-cell>
          <table:table-cell office:value-type="float" office:value="0.991694211373845">
            <text:p>0,991694211373845000</text:p>
          </table:table-cell>
          <table:table-cell office:value-type="float" office:value="0.057">
            <text:p>0,0570</text:p>
          </table:table-cell>
          <table:table-cell office:value-type="float" office:value="0.9889">
            <text:p>0,9889</text:p>
          </table:table-cell>
          <table:table-cell office:value-type="string">
            <text:p>[0,025801200979247436, 0,9916942113738453]</text:p>
          </table:table-cell>
          <table:table-cell office:value-type="string">
            <text:p>Min</text:p>
          </table:table-cell>
          <table:table-cell table:style-name="ce5" table:formula="of:=[.L71]" office:value-type="float" office:value="0.9875">
            <text:p>0,9875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79]/[.C79]" office:value-type="float" office:value="1.21428571428571">
            <text:p>1,21</text:p>
          </table:table-cell>
          <table:table-cell table:formula="of:=[.B79]*[.C79]" office:value-type="float" office:value="2142">
            <text:p>2142</text:p>
          </table:table-cell>
          <table:table-cell office:value-type="float" office:value="0.0312550808317836">
            <text:p>0,031255080831783600</text:p>
          </table:table-cell>
          <table:table-cell office:value-type="float" office:value="0.99194847020934">
            <text:p>0,991948470209340000</text:p>
          </table:table-cell>
          <table:table-cell office:value-type="float" office:value="0.032">
            <text:p>0,0320</text:p>
          </table:table-cell>
          <table:table-cell office:value-type="float" office:value="0.9903">
            <text:p>0,9903</text:p>
          </table:table-cell>
          <table:table-cell office:value-type="string">
            <text:p>[0,03125508083178364, 0,9919484702093397]</text:p>
          </table:table-cell>
          <table:table-cell office:value-type="string">
            <text:p>Q1-Min</text:p>
          </table:table-cell>
          <table:table-cell table:style-name="ce5" table:formula="of:=[.L72]-[.L71]" office:value-type="float" office:value="0.00275000000000003">
            <text:p>0,0028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0]/[.C80]" office:value-type="float" office:value="1.21428571428571">
            <text:p>1,21</text:p>
          </table:table-cell>
          <table:table-cell table:formula="of:=[.B80]*[.C80]" office:value-type="float" office:value="2142">
            <text:p>2142</text:p>
          </table:table-cell>
          <table:table-cell office:value-type="float" office:value="0.0277115987273678">
            <text:p>0,027711598727367800</text:p>
          </table:table-cell>
          <table:table-cell office:value-type="float" office:value="0.993219764407019">
            <text:p>0,993219764407019000</text:p>
          </table:table-cell>
          <table:table-cell office:value-type="float" office:value="0.0283">
            <text:p>0,0283</text:p>
          </table:table-cell>
          <table:table-cell office:value-type="float" office:value="0.9942">
            <text:p>0,9942</text:p>
          </table:table-cell>
          <table:table-cell office:value-type="string">
            <text:p>[0,027711598727367778, 0,9932197644070191]</text:p>
          </table:table-cell>
          <table:table-cell office:value-type="string">
            <text:p>Med-Q1</text:p>
          </table:table-cell>
          <table:table-cell table:style-name="ce5" table:formula="of:=[.L73]-[.L72]" office:value-type="float" office:value="0.00185000000000002">
            <text:p>0,0019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1]/[.C81]" office:value-type="float" office:value="1.21428571428571">
            <text:p>1,21</text:p>
          </table:table-cell>
          <table:table-cell table:formula="of:=[.B81]*[.C81]" office:value-type="float" office:value="2142">
            <text:p>2142</text:p>
          </table:table-cell>
          <table:table-cell office:value-type="float" office:value="0.0224710297456191">
            <text:p>0,022471029745619100</text:p>
          </table:table-cell>
          <table:table-cell office:value-type="float" office:value="0.993474023222307">
            <text:p>0,993474023222307000</text:p>
          </table:table-cell>
          <table:table-cell office:value-type="float" office:value="0.0309">
            <text:p>0,0309</text:p>
          </table:table-cell>
          <table:table-cell office:value-type="float" office:value="0.9908">
            <text:p>0,9908</text:p>
          </table:table-cell>
          <table:table-cell office:value-type="string">
            <text:p>[0,02247102974561912, 0,9934740232223069]</text:p>
          </table:table-cell>
          <table:table-cell office:value-type="string">
            <text:p>Q3-Med</text:p>
          </table:table-cell>
          <table:table-cell table:style-name="ce5" table:formula="of:=[.L74]-[.L73]" office:value-type="float" office:value="0.00195000000000001">
            <text:p>0,0020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2]/[.C82]" office:value-type="float" office:value="1.21428571428571">
            <text:p>1,21</text:p>
          </table:table-cell>
          <table:table-cell table:formula="of:=[.B82]*[.C82]" office:value-type="float" office:value="2142">
            <text:p>2142</text:p>
          </table:table-cell>
          <table:table-cell office:value-type="float" office:value="0.0413261631210507">
            <text:p>0,041326163121050700</text:p>
          </table:table-cell>
          <table:table-cell office:value-type="float" office:value="0.987710822951098">
            <text:p>0,987710822951098000</text:p>
          </table:table-cell>
          <table:table-cell office:value-type="float" office:value="0.029">
            <text:p>0,0290</text:p>
          </table:table-cell>
          <table:table-cell office:value-type="float" office:value="0.9899">
            <text:p>0,9899</text:p>
          </table:table-cell>
          <table:table-cell office:value-type="string">
            <text:p>[0,0413261631210507, 0,9877108229510976]</text:p>
          </table:table-cell>
          <table:table-cell office:value-type="string">
            <text:p>Max-Q3</text:p>
          </table:table-cell>
          <table:table-cell table:style-name="ce5" table:formula="of:=[.L75]-[.L74]" office:value-type="float" office:value="0.00154999999999994">
            <text:p>0,0015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3]/[.C83]" office:value-type="float" office:value="1.21428571428571">
            <text:p>1,21</text:p>
          </table:table-cell>
          <table:table-cell table:formula="of:=[.B83]*[.C83]" office:value-type="float" office:value="2142">
            <text:p>2142</text:p>
          </table:table-cell>
          <table:table-cell office:value-type="float" office:value="0.0140354687388796">
            <text:p>0,014035468738879600</text:p>
          </table:table-cell>
          <table:table-cell office:value-type="float" office:value="0.996864141028901">
            <text:p>0,996864141028901000</text:p>
          </table:table-cell>
          <table:table-cell office:value-type="float" office:value="0.0282">
            <text:p>0,0282</text:p>
          </table:table-cell>
          <table:table-cell office:value-type="float" office:value="0.9904">
            <text:p>0,9904</text:p>
          </table:table-cell>
          <table:table-cell office:value-type="string">
            <text:p>[0,014035468738879644, 0,9968641410289008]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4]/[.C84]" office:value-type="float" office:value="1.21428571428571">
            <text:p>1,21</text:p>
          </table:table-cell>
          <table:table-cell table:formula="of:=[.B84]*[.C84]" office:value-type="float" office:value="2142">
            <text:p>2142</text:p>
          </table:table-cell>
          <table:table-cell office:value-type="float" office:value="0.0195497656462292">
            <text:p>0,0195497656462292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265">
            <text:p>0,0265</text:p>
          </table:table-cell>
          <table:table-cell office:value-type="float" office:value="0.9926">
            <text:p>0,9926</text:p>
          </table:table-cell>
          <table:table-cell office:value-type="string">
            <text:p>[0,01954976564622918, 0,9958471056869226]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5]/[.C85]" office:value-type="float" office:value="1.21428571428571">
            <text:p>1,21</text:p>
          </table:table-cell>
          <table:table-cell table:formula="of:=[.B85]*[.C85]" office:value-type="float" office:value="2142">
            <text:p>2142</text:p>
          </table:table-cell>
          <table:table-cell office:value-type="float" office:value="0.0543816084838343">
            <text:p>0,054381608483834300</text:p>
          </table:table-cell>
          <table:table-cell office:value-type="float" office:value="0.98389694041868">
            <text:p>0,983896940418680000</text:p>
          </table:table-cell>
          <table:table-cell office:value-type="float" office:value="0.0262">
            <text:p>0,0262</text:p>
          </table:table-cell>
          <table:table-cell office:value-type="float" office:value="0.9922">
            <text:p>0,9922</text:p>
          </table:table-cell>
          <table:table-cell office:value-type="string">
            <text:p>[0,05438160848383425, 0,9838969404186796]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6]/[.C86]" office:value-type="float" office:value="1.21428571428571">
            <text:p>1,21</text:p>
          </table:table-cell>
          <table:table-cell table:formula="of:=[.B86]*[.C86]" office:value-type="float" office:value="2142">
            <text:p>2142</text:p>
          </table:table-cell>
          <table:table-cell office:value-type="float" office:value="0.0177706650865311">
            <text:p>0,017770665086531100</text:p>
          </table:table-cell>
          <table:table-cell office:value-type="float" office:value="0.996355623357912">
            <text:p>0,996355623357912000</text:p>
          </table:table-cell>
          <table:table-cell office:value-type="float" office:value="0.0208">
            <text:p>0,0208</text:p>
          </table:table-cell>
          <table:table-cell office:value-type="float" office:value="0.9942">
            <text:p>0,9942</text:p>
          </table:table-cell>
          <table:table-cell office:value-type="string">
            <text:p>[0,017770665086531058, 0,9963556233579117]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7]/[.C87]" office:value-type="float" office:value="1.21428571428571">
            <text:p>1,21</text:p>
          </table:table-cell>
          <table:table-cell table:formula="of:=[.B87]*[.C87]" office:value-type="float" office:value="2142">
            <text:p>2142</text:p>
          </table:table-cell>
          <table:table-cell office:value-type="float" office:value="0.0344065935662219">
            <text:p>0,034406593566221900</text:p>
          </table:table-cell>
          <table:table-cell office:value-type="float" office:value="0.992372234935164">
            <text:p>0,992372234935164000</text:p>
          </table:table-cell>
          <table:table-cell office:value-type="float" office:value="0.0224">
            <text:p>0,0224</text:p>
          </table:table-cell>
          <table:table-cell office:value-type="float" office:value="0.9939">
            <text:p>0,9939</text:p>
          </table:table-cell>
          <table:table-cell office:value-type="string">
            <text:p>[0,03440659356622192, 0,992372234935164]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8]/[.C88]" office:value-type="float" office:value="1.21428571428571">
            <text:p>1,21</text:p>
          </table:table-cell>
          <table:table-cell table:formula="of:=[.B88]*[.C88]" office:value-type="float" office:value="2142">
            <text:p>2142</text:p>
          </table:table-cell>
          <table:table-cell office:value-type="float" office:value="0.0360356008032349">
            <text:p>0,036035600803234900</text:p>
          </table:table-cell>
          <table:table-cell office:value-type="float" office:value="0.9891516230189">
            <text:p>0,989151623018900000</text:p>
          </table:table-cell>
          <table:table-cell office:value-type="float" office:value="0.0367">
            <text:p>0,0367</text:p>
          </table:table-cell>
          <table:table-cell office:value-type="float" office:value="0.9896">
            <text:p>0,9896</text:p>
          </table:table-cell>
          <table:table-cell office:value-type="string">
            <text:p>[0,036035600803234896, 0,9891516230188999]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89]/[.C89]" office:value-type="float" office:value="1.21428571428571">
            <text:p>1,21</text:p>
          </table:table-cell>
          <table:table-cell table:formula="of:=[.B89]*[.C89]" office:value-type="float" office:value="2142">
            <text:p>2142</text:p>
          </table:table-cell>
          <table:table-cell office:value-type="float" office:value="0.0292526347799031">
            <text:p>0,029252634779903100</text:p>
          </table:table-cell>
          <table:table-cell office:value-type="float" office:value="0.993304517331977">
            <text:p>0,993304517331977000</text:p>
          </table:table-cell>
          <table:table-cell office:value-type="float" office:value="0.05">
            <text:p>0,0500</text:p>
          </table:table-cell>
          <table:table-cell table:style-name="ce6" office:value-type="float" office:value="0.9875">
            <text:p>0,9875</text:p>
          </table:table-cell>
          <table:table-cell office:value-type="string">
            <text:p>[0,02925263477990311, 0,9933045173319773]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90]/[.C90]" office:value-type="float" office:value="1.21428571428571">
            <text:p>1,21</text:p>
          </table:table-cell>
          <table:table-cell table:formula="of:=[.B90]*[.C90]" office:value-type="float" office:value="2142">
            <text:p>2142</text:p>
          </table:table-cell>
          <table:table-cell office:value-type="float" office:value="0.0239578545086105">
            <text:p>0,023957854508610500</text:p>
          </table:table-cell>
          <table:table-cell office:value-type="float" office:value="0.99423679972879">
            <text:p>0,994236799728790000</text:p>
          </table:table-cell>
          <table:table-cell office:value-type="float" office:value="0.0214">
            <text:p>0,0214</text:p>
          </table:table-cell>
          <table:table-cell office:value-type="float" office:value="0.9935">
            <text:p>0,9935</text:p>
          </table:table-cell>
          <table:table-cell office:value-type="string">
            <text:p>[0,023957854508610533, 0,9942367997287905]</text:p>
          </table:table-cell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91]/[.C91]" office:value-type="float" office:value="1.21428571428571">
            <text:p>1,21</text:p>
          </table:table-cell>
          <table:table-cell table:formula="of:=[.B91]*[.C91]" office:value-type="float" office:value="2142">
            <text:p>2142</text:p>
          </table:table-cell>
          <table:table-cell office:value-type="float" office:value="0.0428956952742891">
            <text:p>0,042895695274289100</text:p>
          </table:table-cell>
          <table:table-cell office:value-type="float" office:value="0.986270022883295">
            <text:p>0,986270022883295000</text:p>
          </table:table-cell>
          <table:table-cell table:style-name="ce6" office:value-type="float" office:value="0.0335">
            <text:p>0,0335</text:p>
          </table:table-cell>
          <table:table-cell office:value-type="float" office:value="0.991">
            <text:p>0,9910</text:p>
          </table:table-cell>
          <table:table-cell office:value-type="string">
            <text:p>[0,04289569527428914, 0,9862700228832952]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92]/[.C92]" office:value-type="float" office:value="1.21428571428571">
            <text:p>1,21</text:p>
          </table:table-cell>
          <table:table-cell table:formula="of:=[.B92]*[.C92]" office:value-type="float" office:value="2142">
            <text:p>2142</text:p>
          </table:table-cell>
          <table:table-cell office:value-type="float" office:value="0.0137683944953068">
            <text:p>0,013768394495306800</text:p>
          </table:table-cell>
          <table:table-cell office:value-type="float" office:value="0.995423340961098">
            <text:p>0,995423340961098000</text:p>
          </table:table-cell>
          <table:table-cell office:value-type="float" office:value="0.0275">
            <text:p>0,0275</text:p>
          </table:table-cell>
          <table:table-cell office:value-type="float" office:value="0.9916">
            <text:p>0,9916</text:p>
          </table:table-cell>
          <table:table-cell office:value-type="string">
            <text:p>[0,0137683944953068, 0,9954233409610984]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93]/[.C93]" office:value-type="float" office:value="1.21428571428571">
            <text:p>1,21</text:p>
          </table:table-cell>
          <table:table-cell table:formula="of:=[.B93]*[.C93]" office:value-type="float" office:value="2142">
            <text:p>2142</text:p>
          </table:table-cell>
          <table:table-cell office:value-type="float" office:value="0.0171655316987528">
            <text:p>0,017165531698752800</text:p>
          </table:table-cell>
          <table:table-cell office:value-type="float" office:value="0.996186117467582">
            <text:p>0,996186117467582000</text:p>
          </table:table-cell>
          <table:table-cell office:value-type="float" office:value="0.0271">
            <text:p>0,0271</text:p>
          </table:table-cell>
          <table:table-cell office:value-type="float" office:value="0.9921">
            <text:p>0,9921</text:p>
          </table:table-cell>
          <table:table-cell office:value-type="string">
            <text:p>[0,017165531698752828, 0,996186117467582]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94]/[.C94]" office:value-type="float" office:value="1.21428571428571">
            <text:p>1,21</text:p>
          </table:table-cell>
          <table:table-cell table:formula="of:=[.B94]*[.C94]" office:value-type="float" office:value="2142">
            <text:p>2142</text:p>
          </table:table-cell>
          <table:table-cell office:value-type="float" office:value="0.0284814561577265">
            <text:p>0,028481456157726500</text:p>
          </table:table-cell>
          <table:table-cell office:value-type="float" office:value="0.993135011461854">
            <text:p>0,993135011461854000</text:p>
          </table:table-cell>
          <table:table-cell office:value-type="float" office:value="0.0352">
            <text:p>0,0352</text:p>
          </table:table-cell>
          <table:table-cell office:value-type="float" office:value="0.9894">
            <text:p>0,9894</text:p>
          </table:table-cell>
          <table:table-cell office:value-type="string">
            <text:p>[0,028481456157726518, 0,9931350114618542]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95]/[.C95]" office:value-type="float" office:value="1.21428571428571">
            <text:p>1,21</text:p>
          </table:table-cell>
          <table:table-cell table:formula="of:=[.B95]*[.C95]" office:value-type="float" office:value="2142">
            <text:p>2142</text:p>
          </table:table-cell>
          <table:table-cell office:value-type="float" office:value="0.0362296585009527">
            <text:p>0,036229658500952700</text:p>
          </table:table-cell>
          <table:table-cell office:value-type="float" office:value="0.990931434867361">
            <text:p>0,990931434867361000</text:p>
          </table:table-cell>
          <table:table-cell office:value-type="float" office:value="0.0244">
            <text:p>0,0244</text:p>
          </table:table-cell>
          <table:table-cell office:value-type="float" office:value="0.9951">
            <text:p>0,9951</text:p>
          </table:table-cell>
          <table:table-cell office:value-type="string">
            <text:p>[0,036229658500952694, 0,9909314348673617]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96]/[.C96]" office:value-type="float" office:value="1.21428571428571">
            <text:p>1,21</text:p>
          </table:table-cell>
          <table:table-cell table:formula="of:=[.B96]*[.C96]" office:value-type="float" office:value="2142">
            <text:p>2142</text:p>
          </table:table-cell>
          <table:table-cell office:value-type="float" office:value="0.0154859255578628">
            <text:p>0,015485925557862800</text:p>
          </table:table-cell>
          <table:table-cell office:value-type="float" office:value="0.995931858632087">
            <text:p>0,995931858632087000</text:p>
          </table:table-cell>
          <table:table-cell office:value-type="float" office:value="0.0329">
            <text:p>0,0329</text:p>
          </table:table-cell>
          <table:table-cell office:value-type="float" office:value="0.9928">
            <text:p>0,9928</text:p>
          </table:table-cell>
          <table:table-cell office:value-type="string">
            <text:p>[0,015485925557862778, 0,9959318586320874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2">
          <table:table-cell table:number-columns-repeated="5"/>
          <table:table-cell table:style-name="ce1" table:number-columns-repeated="4"/>
          <table:table-cell table:number-columns-repeated="101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2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14.06.2019</text:date>, <text:time>19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H51M14S</meta:editing-duration>
    <meta:editing-cycles>11</meta:editing-cycles>
    <meta:generator>OpenOffice/4.1.5$Win32 OpenOffice.org_project/415m1$Build-9789</meta:generator>
    <dc:date>2019-06-14T19:13:03.17</dc:date>
    <dc:creator>Pit-Aurel Ehlers</dc:creator>
    <meta:document-statistic meta:table-count="3" meta:cell-count="955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110">
      <style:chart-properties chart:error-lower-indicator="true" chart:error-category="cell-range" chart:error-lower-range="Sheet1.L13:Sheet1.L1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  <style:graphic-properties svg:stroke-width="0.1cm"/>
    </style:style>
    <style:style style:name="ch9" style:family="chart">
      <style:chart-properties chart:solid-type="cuboid"/>
      <style:graphic-properties draw:fill="none"/>
    </style:style>
    <style:style style:name="ch10" style:family="chart" style:data-style-name="N110">
      <style:graphic-properties svg:stroke-width="0.1cm" draw:fill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error-upper-indicator="true" chart:error-category="cell-range" chart:error-upper-range="Sheet1.L16:Sheet1.L16"/>
      <style:graphic-properties svg:stroke-width="0.1cm" draw:fill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error-lower-indicator="true" chart:error-upper-range="Sheet1.L16:Sheet1.L16" chart:error-lower-range="Sheet1.L16:Sheet1.L16"/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L12:Sheet1.L16" svg:x="0.77cm" svg:y="0.855cm" svg:width="14.59cm" svg:height="7.545cm">
          <chartooo:coordinate-region svg:x="1.286cm" svg:y="0.855cm" svg:width="13.556cm" svg:height="6.8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L12:Sheet1.L12" chart:class="chart:bar">
            <chart:data-point/>
          </chart:series>
          <chart:series chart:style-name="ch7" chart:values-cell-range-address="Sheet1.L13:Sheet1.L13" chart:class="chart:bar">
            <chart:error-indicator chart:style-name="ch8" chart:dimension="y"/>
            <chart:data-point chart:style-name="ch9"/>
          </chart:series>
          <chart:series chart:style-name="ch10" chart:values-cell-range-address="Sheet1.L14:Sheet1.L14" chart:class="chart:bar">
            <chart:data-point/>
          </chart:series>
          <chart:series chart:style-name="ch11" chart:values-cell-range-address="Sheet1.L15:Sheet1.L15" chart:class="chart:bar">
            <chart:error-indicator chart:style-name="ch8" chart:dimension="y"/>
            <chart:data-point/>
          </chart:series>
          <chart:series chart:style-name="ch12" chart:values-cell-range-address="Sheet1.L16:Sheet1.L1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852">
                <text:p>0.9852</text:p>
                <draw:g>
                  <svg:desc>Sheet1.L12:Sheet1.L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324999999999998">
                <text:p>0.00324999999999998</text:p>
                <draw:g>
                  <svg:desc>Sheet1.L13:Sheet1.L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324999999999998">
                <text:p>0.00324999999999998</text:p>
                <draw:g>
                  <svg:desc>Sheet1.L13:Sheet1.L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239999999999996">
                <text:p>0.00239999999999996</text:p>
                <draw:g>
                  <svg:desc>Sheet1.L14:Sheet1.L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2525">
                <text:p>0.002525</text:p>
                <draw:g>
                  <svg:desc>Sheet1.L15:Sheet1.L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272500000000009">
                <text:p>0.00272500000000009</text:p>
                <draw:g>
                  <svg:desc>Sheet1.L16:Sheet1.L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272500000000009">
                <text:p>0.00272500000000009</text:p>
                <draw:g>
                  <svg:desc>Sheet1.L16:Sheet1.L1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110">
      <style:chart-properties chart:error-lower-indicator="true" chart:error-category="cell-range" chart:error-lower-range="Sheet1.L46:Sheet1.L46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  <style:graphic-properties svg:stroke-width="0.1cm"/>
    </style:style>
    <style:style style:name="ch9" style:family="chart" style:data-style-name="N110">
      <style:graphic-properties svg:stroke-width="0.1cm" draw:fill="none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error-upper-indicator="true" chart:error-category="cell-range" chart:error-upper-range="Sheet1.L49:Sheet1.L49"/>
      <style:graphic-properties svg:stroke-width="0.1cm" draw:fill="none" draw:fill-color="#579d1c" dr3d:edge-rounding="5%"/>
      <style:text-properties fo:font-size="10pt" style:font-size-asian="10pt" style:font-size-complex="10pt"/>
    </style:style>
    <style:style style:name="ch11" style:family="chart" style:data-style-name="N110"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L45:Sheet1.L49" svg:x="0.77cm" svg:y="0.855cm" svg:width="14.59cm" svg:height="7.545cm">
          <chartooo:coordinate-region svg:x="1.286cm" svg:y="0.855cm" svg:width="13.556cm" svg:height="6.8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L45:Sheet1.L45" chart:class="chart:bar">
            <chart:data-point/>
          </chart:series>
          <chart:series chart:style-name="ch7" chart:values-cell-range-address="Sheet1.L46:Sheet1.L46" chart:class="chart:bar">
            <chart:error-indicator chart:style-name="ch8" chart:dimension="y"/>
            <chart:data-point/>
          </chart:series>
          <chart:series chart:style-name="ch9" chart:values-cell-range-address="Sheet1.L47:Sheet1.L47" chart:class="chart:bar">
            <chart:data-point/>
          </chart:series>
          <chart:series chart:style-name="ch10" chart:values-cell-range-address="Sheet1.L48:Sheet1.L48" chart:class="chart:bar">
            <chart:error-indicator chart:style-name="ch8" chart:dimension="y"/>
            <chart:data-point/>
          </chart:series>
          <chart:series chart:style-name="ch11" chart:values-cell-range-address="Sheet1.L49:Sheet1.L49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692">
                <text:p>0.9692</text:p>
                <draw:g>
                  <svg:desc>Sheet1.L45:Sheet1.L4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9025">
                <text:p>0.019025</text:p>
                <draw:g>
                  <svg:desc>Sheet1.L46:Sheet1.L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9025">
                <text:p>0.019025</text:p>
                <draw:g>
                  <svg:desc>Sheet1.L46:Sheet1.L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317500000000004">
                <text:p>0.00317500000000004</text:p>
                <draw:g>
                  <svg:desc>Sheet1.L47:Sheet1.L4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270000000000004">
                <text:p>0.00270000000000004</text:p>
                <draw:g>
                  <svg:desc>Sheet1.L48:Sheet1.L4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479999999999992">
                <text:p>0.00479999999999992</text:p>
                <draw:g>
                  <svg:desc>Sheet1.L49:Sheet1.L4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479999999999992">
                <text:p>0.00479999999999992</text:p>
                <draw:g>
                  <svg:desc>Sheet1.L49:Sheet1.L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="none"/>
    </style:style>
    <style:style style:name="ch8" style:family="chart" style:data-style-name="N110">
      <style:chart-properties chart:error-lower-indicator="true" chart:error-category="cell-range" chart:error-lower-range="Sheet1.L79:Sheet1.L79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  <style:graphic-properties svg:stroke-width="0.1cm"/>
    </style:style>
    <style:style style:name="ch10" style:family="chart" style:data-style-name="N110">
      <style:chart-properties chart:error-lower-indicator="true" chart:error-lower-range="Sheet1.L79:Sheet1.L79"/>
      <style:graphic-properties svg:stroke-width="0.1cm" draw:fill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0">
      <style:chart-properties chart:error-upper-indicator="true" chart:error-category="cell-range" chart:error-upper-range="Sheet1.L82:Sheet1.L82"/>
      <style:graphic-properties svg:stroke-width="0.1cm" draw:fill="none" draw:fill-color="#579d1c" dr3d:edge-rounding="5%"/>
      <style:text-properties fo:font-size="10pt" style:font-size-asian="10pt" style:font-size-complex="10pt"/>
    </style:style>
    <style:style style:name="ch13" style:family="chart" style:data-style-name="N110"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L78:Sheet1.L82" svg:x="0.77cm" svg:y="0.855cm" svg:width="14.59cm" svg:height="7.545cm">
          <chartooo:coordinate-region svg:x="1.286cm" svg:y="0.855cm" svg:width="13.556cm" svg:height="6.8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L78:Sheet1.L78" chart:class="chart:bar">
            <chart:data-point chart:style-name="ch7"/>
          </chart:series>
          <chart:series chart:style-name="ch8" chart:values-cell-range-address="Sheet1.L79:Sheet1.L79" chart:class="chart:bar">
            <chart:error-indicator chart:style-name="ch9" chart:dimension="y"/>
            <chart:data-point/>
          </chart:series>
          <chart:series chart:style-name="ch10" chart:values-cell-range-address="Sheet1.L80:Sheet1.L80" chart:class="chart:bar">
            <chart:data-point chart:style-name="ch11"/>
          </chart:series>
          <chart:series chart:style-name="ch12" chart:values-cell-range-address="Sheet1.L81:Sheet1.L81" chart:class="chart:bar">
            <chart:error-indicator chart:style-name="ch9" chart:dimension="y"/>
            <chart:data-point/>
          </chart:series>
          <chart:series chart:style-name="ch13" chart:values-cell-range-address="Sheet1.L82:Sheet1.L8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875">
                <text:p>0.9875</text:p>
                <draw:g>
                  <svg:desc>Sheet1.L78:Sheet1.L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275000000000003">
                <text:p>0.00275000000000003</text:p>
                <draw:g>
                  <svg:desc>Sheet1.L79:Sheet1.L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275000000000003">
                <text:p>0.00275000000000003</text:p>
                <draw:g>
                  <svg:desc>Sheet1.L79:Sheet1.L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185000000000002">
                <text:p>0.00185000000000002</text:p>
                <draw:g>
                  <svg:desc>Sheet1.L80:Sheet1.L8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195000000000001">
                <text:p>0.00195000000000001</text:p>
                <draw:g>
                  <svg:desc>Sheet1.L81:Sheet1.L8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154999999999994">
                <text:p>0.00154999999999994</text:p>
                <draw:g>
                  <svg:desc>Sheet1.L82:Sheet1.L8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154999999999994">
                <text:p>0.00154999999999994</text:p>
                <draw:g>
                  <svg:desc>Sheet1.L82:Sheet1.L8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